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decorative" style:font-pitch="variable" svg:panose-1="5 5 1 2 1 7 6 2 5 7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Überschrift1" style:master-page-name="MP0" style:family="paragraph">
      <style:paragraph-properties fo:break-before="page"/>
      <style:text-properties style:font-name="Calibri" style:font-name-asian="Times New Roman" style:font-name-complex="Calibri" fo:color="#111111" fo:font-size="14pt" style:font-size-asian="14pt"/>
    </style:style>
    <style:style style:name="T2" style:parent-style-name="badge1" style:family="text">
      <style:text-properties style:font-name="Calibri" style:font-name-complex="Calibri" fo:font-size="7.5pt" style:font-size-asian="7.5pt"/>
    </style:style>
    <style:style style:name="T3" style:parent-style-name="Absatz-Standardschriftart" style:family="text">
      <style:text-properties style:font-name="Calibri" style:font-name-complex="Calibri" fo:font-size="9pt" style:font-size-asian="9pt" style:font-size-complex="11pt"/>
    </style:style>
    <style:style style:name="T4" style:parent-style-name="badge1" style:family="text">
      <style:text-properties style:font-name="Calibri" style:font-name-complex="Calibri" fo:font-size="7.5pt" style:font-size-asian="7.5pt"/>
    </style:style>
    <style:style style:name="T5" style:parent-style-name="Absatz-Standardschriftart" style:family="text">
      <style:text-properties style:font-name="Calibri" style:font-name-complex="Calibri" fo:font-size="9pt" style:font-size-asian="9pt" style:font-size-complex="11pt"/>
    </style:style>
    <style:style style:name="T6" style:parent-style-name="badge1" style:family="text">
      <style:text-properties style:font-name="Calibri" style:font-name-complex="Calibri" fo:font-size="7.5pt" style:font-size-asian="7.5pt"/>
    </style:style>
    <style:style style:name="T7" style:parent-style-name="Absatz-Standardschriftart" style:family="text">
      <style:text-properties style:font-name="Calibri" style:font-name-complex="Calibri" fo:font-size="9pt" style:font-size-asian="9pt" style:font-size-complex="11pt"/>
    </style:style>
    <style:style style:name="T8" style:parent-style-name="Absatz-Standardschriftart" style:family="text">
      <style:text-properties style:font-name="Calibri" style:font-name-complex="Calibri" fo:font-size="9pt" style:font-size-asian="9pt" style:font-size-complex="11pt"/>
    </style:style>
    <style:style style:name="T9" style:parent-style-name="HTMLCode" style:family="text">
      <style:text-properties fo:font-size="7.5pt" style:font-size-asian="7.5pt"/>
    </style:style>
    <style:style style:name="T10" style:parent-style-name="Absatz-Standardschriftart" style:family="text">
      <style:text-properties style:font-name="Calibri" style:font-name-complex="Calibri" fo:font-size="9pt" style:font-size-asian="9pt" style:font-size-complex="11pt"/>
    </style:style>
    <style:style style:name="T11" style:parent-style-name="HTMLCode" style:family="text">
      <style:text-properties fo:font-size="7.5pt" style:font-size-asian="7.5pt"/>
    </style:style>
    <style:style style:name="T12" style:parent-style-name="Absatz-Standardschriftart" style:family="text">
      <style:text-properties style:font-name="Calibri" style:font-name-complex="Calibri" fo:font-size="9pt" style:font-size-asian="9pt" style:font-size-complex="11pt"/>
    </style:style>
    <style:style style:name="T13" style:parent-style-name="HTMLCode" style:family="text">
      <style:text-properties fo:font-size="7.5pt" style:font-size-asian="7.5pt"/>
    </style:style>
    <style:style style:name="T14" style:parent-style-name="Absatz-Standardschriftart" style:family="text">
      <style:text-properties style:font-name="Calibri" style:font-name-complex="Calibri" fo:font-size="9pt" style:font-size-asian="9pt" style:font-size-complex="11pt"/>
    </style:style>
    <style:style style:name="P15" style:parent-style-name="Überschrift2" style:family="paragraph">
      <style:text-properties style:font-name="Calibri" style:font-name-asian="Times New Roman" style:font-name-complex="Calibri" fo:color="#111111" fo:font-size="10.5pt" style:font-size-asian="10.5pt"/>
    </style:style>
    <style:style style:name="TableColumn17" style:family="table-column">
      <style:table-column-properties style:column-width="0.6729in"/>
    </style:style>
    <style:style style:name="TableColumn18" style:family="table-column">
      <style:table-column-properties style:column-width="1.2847in"/>
    </style:style>
    <style:style style:name="TableColumn19" style:family="table-column">
      <style:table-column-properties style:column-width="0.793in"/>
    </style:style>
    <style:style style:name="TableColumn20" style:family="table-column">
      <style:table-column-properties style:column-width="1.9347in"/>
    </style:style>
    <style:style style:name="TableColumn21" style:family="table-column">
      <style:table-column-properties style:column-width="0.8548in"/>
    </style:style>
    <style:style style:name="TableColumn22" style:family="table-column">
      <style:table-column-properties style:column-width="1.843in"/>
    </style:style>
    <style:style style:name="Table16" style:family="table">
      <style:table-properties style:width="7.3833in" style:rel-width="117.4%" fo:margin-left="-0.5965in" table:align="left"/>
    </style:style>
    <style:style style:name="TableRow23" style:family="table-row">
      <style:table-row-properties/>
    </style:style>
    <style:style style:name="TableCell24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25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26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27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28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29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30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31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32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33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34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35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Row36" style:family="table-row">
      <style:table-row-properties/>
    </style:style>
    <style:style style:name="TableCell37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8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39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40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41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42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43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44" style:parent-style-name="Standard" style:family="paragraph">
      <style:paragraph-properties fo:margin-top="0.1041in" fo:margin-bottom="0.1666in"/>
    </style:style>
    <style:style style:name="T45" style:parent-style-name="HTMLCode" style:family="text">
      <style:text-properties fo:color="#111111" fo:font-size="7.5pt" style:font-size-asian="7.5pt" fo:language="en" fo:country="US"/>
    </style:style>
    <style:style style:name="T46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47" style:parent-style-name="HTMLCode" style:family="text">
      <style:text-properties fo:color="#111111" fo:font-size="7.5pt" style:font-size-asian="7.5pt" fo:language="en" fo:country="US"/>
    </style:style>
    <style:style style:name="T48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49" style:parent-style-name="HTMLCode" style:family="text">
      <style:text-properties fo:color="#111111" fo:font-size="7.5pt" style:font-size-asian="7.5pt" fo:language="en" fo:country="US"/>
    </style:style>
    <style:style style:name="TableCell50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51" style:parent-style-name="Standard" style:family="paragraph">
      <style:paragraph-properties fo:margin-top="0.1041in" fo:margin-bottom="0.1666in"/>
    </style:style>
    <style:style style:name="T52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53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54" style:parent-style-name="Standard" style:family="paragraph">
      <style:paragraph-properties fo:margin-top="0.1041in" fo:margin-bottom="0.1666in"/>
    </style:style>
    <style:style style:name="T55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56" style:parent-style-name="HTMLCode" style:family="text">
      <style:text-properties fo:color="#111111" fo:font-size="7.5pt" style:font-size-asian="7.5pt" fo:language="en" fo:country="US"/>
    </style:style>
    <style:style style:name="T57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58" style:parent-style-name="HTMLCode" style:family="text">
      <style:text-properties fo:color="#111111" fo:font-size="7.5pt" style:font-size-asian="7.5pt" fo:language="en" fo:country="US"/>
    </style:style>
    <style:style style:name="T59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60" style:parent-style-name="HTMLCode" style:family="text">
      <style:text-properties fo:color="#111111" fo:font-size="7.5pt" style:font-size-asian="7.5pt" fo:language="en" fo:country="US"/>
    </style:style>
    <style:style style:name="T61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62" style:parent-style-name="HTMLCode" style:family="text">
      <style:text-properties fo:color="#111111" fo:font-size="7.5pt" style:font-size-asian="7.5pt" fo:language="en" fo:country="US"/>
    </style:style>
    <style:style style:name="T63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ableRow64" style:family="table-row">
      <style:table-row-properties/>
    </style:style>
    <style:style style:name="TableCell65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66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67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68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69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70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71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72" style:parent-style-name="Standard" style:family="paragraph">
      <style:paragraph-properties fo:margin-top="0.1041in" fo:margin-bottom="0.1666in"/>
    </style:style>
    <style:style style:name="T73" style:parent-style-name="HTMLCode" style:family="text">
      <style:text-properties fo:color="#111111" fo:font-size="7.5pt" style:font-size-asian="7.5pt"/>
    </style:style>
    <style:style style:name="T74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75" style:parent-style-name="HTMLCode" style:family="text">
      <style:text-properties fo:color="#111111" fo:font-size="7.5pt" style:font-size-asian="7.5pt"/>
    </style:style>
    <style:style style:name="T76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77" style:parent-style-name="HTMLCode" style:family="text">
      <style:text-properties fo:color="#111111" fo:font-size="7.5pt" style:font-size-asian="7.5pt"/>
    </style:style>
    <style:style style:name="P78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P79" style:parent-style-name="Listenabsatz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80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81" style:parent-style-name="Standard" style:family="paragraph">
      <style:paragraph-properties fo:margin-top="0.1041in" fo:margin-bottom="0.1666in"/>
    </style:style>
    <style:style style:name="T82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83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84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P85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Row86" style:family="table-row">
      <style:table-row-properties/>
    </style:style>
    <style:style style:name="TableCell87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88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89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90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91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92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93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94" style:parent-style-name="Standard" style:family="paragraph">
      <style:paragraph-properties fo:margin-top="0.1041in" fo:margin-bottom="0.1666in"/>
    </style:style>
    <style:style style:name="T95" style:parent-style-name="HTMLCode" style:family="text">
      <style:text-properties fo:color="#111111" fo:font-size="7.5pt" style:font-size-asian="7.5pt"/>
    </style:style>
    <style:style style:name="TableCell96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97" style:parent-style-name="Standard" style:family="paragraph">
      <style:paragraph-properties fo:margin-top="0.1041in" fo:margin-bottom="0.1666in"/>
    </style:style>
    <style:style style:name="T98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99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100" style:parent-style-name="Standard" style:family="paragraph">
      <style:paragraph-properties fo:margin-top="0.1041in" fo:margin-bottom="0.1666in"/>
    </style:style>
    <style:style style:name="T101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102" style:parent-style-name="HTMLCode" style:family="text">
      <style:text-properties fo:color="#111111" fo:font-size="7.5pt" style:font-size-asian="7.5pt"/>
    </style:style>
    <style:style style:name="T103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104" style:parent-style-name="HTMLCode" style:family="text">
      <style:text-properties fo:color="#111111" fo:font-size="7.5pt" style:font-size-asian="7.5pt"/>
    </style:style>
    <style:style style:name="T105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Row106" style:family="table-row">
      <style:table-row-properties/>
    </style:style>
    <style:style style:name="TableCell107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108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109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110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111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112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113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114" style:parent-style-name="Standard" style:family="paragraph">
      <style:paragraph-properties fo:margin-top="0.1041in" fo:margin-bottom="0.1666in"/>
    </style:style>
    <style:style style:name="T115" style:parent-style-name="HTMLCode" style:family="text">
      <style:text-properties fo:color="#111111" fo:font-size="7.5pt" style:font-size-asian="7.5pt"/>
    </style:style>
    <style:style style:name="T116" style:parent-style-name="HTMLCode" style:family="text">
      <style:text-properties fo:color="#111111" fo:font-size="7.5pt" style:font-size-asian="7.5pt"/>
    </style:style>
    <style:style style:name="T117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118" style:parent-style-name="HTMLCode" style:family="text">
      <style:text-properties fo:color="#111111" fo:font-size="7.5pt" style:font-size-asian="7.5pt"/>
    </style:style>
    <style:style style:name="T119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120" style:parent-style-name="HTMLCode" style:family="text">
      <style:text-properties fo:color="#111111" fo:font-size="7.5pt" style:font-size-asian="7.5pt"/>
    </style:style>
    <style:style style:name="TableCell121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122" style:parent-style-name="Standard" style:family="paragraph">
      <style:paragraph-properties fo:margin-top="0.1041in" fo:margin-bottom="0.1666in"/>
    </style:style>
    <style:style style:name="T123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124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125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P126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Row127" style:family="table-row">
      <style:table-row-properties/>
    </style:style>
    <style:style style:name="TableCell128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129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130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131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ableCell132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133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134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135" style:parent-style-name="Standard" style:family="paragraph">
      <style:paragraph-properties fo:margin-top="0.1041in" fo:margin-bottom="0.1666in"/>
    </style:style>
    <style:style style:name="T136" style:parent-style-name="HTMLCode" style:family="text">
      <style:text-properties fo:color="#111111" fo:font-size="7.5pt" style:font-size-asian="7.5pt"/>
    </style:style>
    <style:style style:name="TableCell137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138" style:parent-style-name="Standard" style:family="paragraph">
      <style:paragraph-properties fo:margin-top="0.1041in" fo:margin-bottom="0.1666in"/>
    </style:style>
    <style:style style:name="T139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140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141" style:parent-style-name="Standard" style:family="paragraph">
      <style:paragraph-properties fo:margin-top="0.1041in" fo:margin-bottom="0.1666in"/>
    </style:style>
    <style:style style:name="T142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143" style:parent-style-name="HTMLCode" style:family="text">
      <style:text-properties fo:color="#111111" fo:font-size="7.5pt" style:font-size-asian="7.5pt" fo:language="en" fo:country="US"/>
    </style:style>
    <style:style style:name="T144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145" style:parent-style-name="HTMLCode" style:family="text">
      <style:text-properties fo:color="#111111" fo:font-size="7.5pt" style:font-size-asian="7.5pt" fo:language="en" fo:country="US"/>
    </style:style>
    <style:style style:name="T146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147" style:parent-style-name="HTMLCode" style:family="text">
      <style:text-properties fo:color="#111111" fo:font-size="7.5pt" style:font-size-asian="7.5pt" fo:language="en" fo:country="US"/>
    </style:style>
    <style:style style:name="T148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149" style:parent-style-name="HTMLCode" style:family="text">
      <style:text-properties fo:color="#111111" fo:font-size="7.5pt" style:font-size-asian="7.5pt" fo:language="en" fo:country="US"/>
    </style:style>
    <style:style style:name="T150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P151" style:parent-style-name="Überschrift2" style:family="paragraph">
      <style:text-properties style:font-name="Calibri" style:font-name-asian="Times New Roman" style:font-name-complex="Calibri" fo:color="#111111" fo:font-size="10.5pt" style:font-size-asian="10.5pt"/>
    </style:style>
    <style:style style:name="TableColumn153" style:family="table-column">
      <style:table-column-properties style:column-width="0.668in"/>
    </style:style>
    <style:style style:name="TableColumn154" style:family="table-column">
      <style:table-column-properties style:column-width="1.1847in"/>
    </style:style>
    <style:style style:name="TableColumn155" style:family="table-column">
      <style:table-column-properties style:column-width="1.084in"/>
    </style:style>
    <style:style style:name="TableColumn156" style:family="table-column">
      <style:table-column-properties style:column-width="1.9333in"/>
    </style:style>
    <style:style style:name="TableColumn157" style:family="table-column">
      <style:table-column-properties style:column-width="0.8555in"/>
    </style:style>
    <style:style style:name="TableColumn158" style:family="table-column">
      <style:table-column-properties style:column-width="1.559in"/>
    </style:style>
    <style:style style:name="Table152" style:family="table">
      <style:table-properties style:width="7.2847in" style:rel-width="115.84%" fo:margin-left="-0.4979in" table:align="left"/>
    </style:style>
    <style:style style:name="TableRow159" style:family="table-row">
      <style:table-row-properties/>
    </style:style>
    <style:style style:name="TableCell160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161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162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163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164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165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166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167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168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169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170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171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Row172" style:family="table-row">
      <style:table-row-properties/>
    </style:style>
    <style:style style:name="TableCell173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174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175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176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177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178" style:parent-style-name="Standard" style:family="paragraph">
      <style:paragraph-properties fo:margin-top="0.1041in" fo:margin-bottom="0.1666in"/>
    </style:style>
    <style:style style:name="T179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180" style:parent-style-name="HTMLCode" style:family="text">
      <style:text-properties fo:color="#111111" fo:font-size="7.5pt" style:font-size-asian="7.5pt" fo:language="en" fo:country="US"/>
    </style:style>
    <style:style style:name="TableCell181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182" style:parent-style-name="Standard" style:family="paragraph">
      <style:paragraph-properties fo:margin-top="0.1041in" fo:margin-bottom="0.1666in"/>
    </style:style>
    <style:style style:name="T183" style:parent-style-name="HTMLCode" style:family="text">
      <style:text-properties fo:color="#111111" fo:font-size="7.5pt" style:font-size-asian="7.5pt"/>
    </style:style>
    <style:style style:name="T184" style:parent-style-name="HTMLCode" style:family="text">
      <style:text-properties fo:color="#111111" fo:font-size="7.5pt" style:font-size-asian="7.5pt"/>
    </style:style>
    <style:style style:name="T185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186" style:parent-style-name="HTMLCode" style:family="text">
      <style:text-properties fo:color="#111111" fo:font-size="7.5pt" style:font-size-asian="7.5pt"/>
    </style:style>
    <style:style style:name="T187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188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189" style:parent-style-name="Standard" style:family="paragraph">
      <style:paragraph-properties fo:margin-top="0.1041in" fo:margin-bottom="0.1666in"/>
    </style:style>
    <style:style style:name="T190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191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192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Row193" style:family="table-row">
      <style:table-row-properties/>
    </style:style>
    <style:style style:name="TableCell194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195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196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197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198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199" style:parent-style-name="Standard" style:family="paragraph">
      <style:paragraph-properties fo:margin-top="0.1041in" fo:margin-bottom="0.1666in"/>
    </style:style>
    <style:style style:name="T200" style:parent-style-name="HTMLCode" style:family="text">
      <style:text-properties fo:color="#111111" fo:font-size="7.5pt" style:font-size-asian="7.5pt"/>
    </style:style>
    <style:style style:name="T201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202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203" style:parent-style-name="Standard" style:family="paragraph">
      <style:paragraph-properties fo:margin-top="0.1041in" fo:margin-bottom="0.1666in"/>
    </style:style>
    <style:style style:name="T204" style:parent-style-name="HTMLCode" style:family="text">
      <style:text-properties fo:color="#111111" fo:font-size="7.5pt" style:font-size-asian="7.5pt" fo:language="en" fo:country="US"/>
    </style:style>
    <style:style style:name="T205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206" style:parent-style-name="HTMLCode" style:family="text">
      <style:text-properties fo:color="#111111" fo:font-size="7.5pt" style:font-size-asian="7.5pt" fo:language="en" fo:country="US"/>
    </style:style>
    <style:style style:name="T207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208" style:parent-style-name="HTMLCode" style:family="text">
      <style:text-properties fo:color="#111111" fo:font-size="7.5pt" style:font-size-asian="7.5pt" fo:language="en" fo:country="US"/>
    </style:style>
    <style:style style:name="TableCell209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210" style:parent-style-name="Standard" style:family="paragraph">
      <style:paragraph-properties fo:margin-top="0.1041in" fo:margin-bottom="0.1666in"/>
    </style:style>
    <style:style style:name="T211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212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213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Row214" style:family="table-row">
      <style:table-row-properties/>
    </style:style>
    <style:style style:name="TableCell215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216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217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218" style:parent-style-name="Standard" style:family="paragraph">
      <style:paragraph-properties fo:margin-top="0.1041in" fo:margin-bottom="0.1666in"/>
    </style:style>
    <style:style style:name="T219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220" style:parent-style-name="HTMLCode" style:family="text">
      <style:text-properties fo:color="#111111" fo:font-size="7.5pt" style:font-size-asian="7.5pt"/>
    </style:style>
    <style:style style:name="TableCell221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222" style:parent-style-name="Standard" style:family="paragraph">
      <style:paragraph-properties fo:margin-top="0.1041in" fo:margin-bottom="0.1666in"/>
    </style:style>
    <style:style style:name="T223" style:parent-style-name="HTMLCode" style:family="text">
      <style:text-properties fo:color="#111111" fo:font-size="7.5pt" style:font-size-asian="7.5pt" fo:language="en" fo:country="US"/>
    </style:style>
    <style:style style:name="T224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225" style:parent-style-name="HTMLCode" style:family="text">
      <style:text-properties fo:color="#111111" fo:font-size="7.5pt" style:font-size-asian="7.5pt" fo:language="en" fo:country="US"/>
    </style:style>
    <style:style style:name="TableCell226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227" style:parent-style-name="Standard" style:family="paragraph">
      <style:paragraph-properties fo:margin-top="0.1041in" fo:margin-bottom="0.1666in"/>
    </style:style>
    <style:style style:name="T228" style:parent-style-name="HTMLCode" style:family="text">
      <style:text-properties fo:color="#111111" fo:font-size="7.5pt" style:font-size-asian="7.5pt"/>
    </style:style>
    <style:style style:name="TableCell229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230" style:parent-style-name="Standard" style:family="paragraph">
      <style:paragraph-properties fo:margin-top="0.1041in" fo:margin-bottom="0.1666in"/>
    </style:style>
    <style:style style:name="T231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232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233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Row234" style:family="table-row">
      <style:table-row-properties/>
    </style:style>
    <style:style style:name="TableCell235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236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237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238" style:parent-style-name="Standard" style:family="paragraph">
      <style:paragraph-properties fo:margin-top="0.1041in" fo:margin-bottom="0.1666in"/>
    </style:style>
    <style:style style:name="T239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240" style:parent-style-name="HTMLCode" style:family="text">
      <style:text-properties fo:color="#111111" fo:font-size="7.5pt" style:font-size-asian="7.5pt"/>
    </style:style>
    <style:style style:name="TableCell241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242" style:parent-style-name="Standard" style:family="paragraph">
      <style:paragraph-properties fo:margin-top="0.1041in" fo:margin-bottom="0.1666in"/>
    </style:style>
    <style:style style:name="T243" style:parent-style-name="HTMLCode" style:family="text">
      <style:text-properties fo:color="#111111" fo:font-size="7.5pt" style:font-size-asian="7.5pt"/>
    </style:style>
    <style:style style:name="TableCell244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245" style:parent-style-name="Standard" style:family="paragraph">
      <style:paragraph-properties fo:margin-top="0.1041in" fo:margin-bottom="0.1666in"/>
    </style:style>
    <style:style style:name="T246" style:parent-style-name="HTMLCode" style:family="text">
      <style:text-properties fo:color="#111111" fo:font-size="7.5pt" style:font-size-asian="7.5pt"/>
    </style:style>
    <style:style style:name="T247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248" style:parent-style-name="HTMLCode" style:family="text">
      <style:text-properties fo:color="#111111" fo:font-size="7.5pt" style:font-size-asian="7.5pt"/>
    </style:style>
    <style:style style:name="T249" style:parent-style-name="HTMLCode" style:family="text">
      <style:text-properties fo:color="#111111" fo:font-size="7.5pt" style:font-size-asian="7.5pt"/>
    </style:style>
    <style:style style:name="T250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251" style:parent-style-name="HTMLCode" style:family="text">
      <style:text-properties fo:color="#111111" fo:font-size="7.5pt" style:font-size-asian="7.5pt"/>
    </style:style>
    <style:style style:name="TableCell252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253" style:parent-style-name="Standard" style:family="paragraph">
      <style:paragraph-properties fo:margin-top="0.1041in" fo:margin-bottom="0.1666in"/>
    </style:style>
    <style:style style:name="T254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255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256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Row257" style:family="table-row">
      <style:table-row-properties/>
    </style:style>
    <style:style style:name="TableCell258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259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260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261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262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263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264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265" style:parent-style-name="Standard" style:family="paragraph">
      <style:paragraph-properties fo:margin-top="0.1041in" fo:margin-bottom="0.1666in"/>
    </style:style>
    <style:style style:name="T266" style:parent-style-name="HTMLCode" style:family="text">
      <style:text-properties fo:color="#111111" fo:font-size="7.5pt" style:font-size-asian="7.5pt"/>
    </style:style>
    <style:style style:name="T267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268" style:parent-style-name="HTMLCode" style:family="text">
      <style:text-properties fo:color="#111111" fo:font-size="7.5pt" style:font-size-asian="7.5pt"/>
    </style:style>
    <style:style style:name="TableCell269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270" style:parent-style-name="Standard" style:family="paragraph">
      <style:paragraph-properties fo:margin-top="0.1041in" fo:margin-bottom="0.1666in"/>
    </style:style>
    <style:style style:name="T271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272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273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P274" style:parent-style-name="Überschrift2" style:family="paragraph">
      <style:text-properties style:font-name="Calibri" style:font-name-asian="Times New Roman" style:font-name-complex="Calibri" fo:color="#111111" fo:font-size="10.5pt" style:font-size-asian="10.5pt"/>
    </style:style>
    <style:style style:name="TableColumn276" style:family="table-column">
      <style:table-column-properties style:column-width="0.7062in"/>
    </style:style>
    <style:style style:name="TableColumn277" style:family="table-column">
      <style:table-column-properties style:column-width="1.0361in"/>
    </style:style>
    <style:style style:name="TableColumn278" style:family="table-column">
      <style:table-column-properties style:column-width="0.9368in"/>
    </style:style>
    <style:style style:name="TableColumn279" style:family="table-column">
      <style:table-column-properties style:column-width="1.9333in"/>
    </style:style>
    <style:style style:name="TableColumn280" style:family="table-column">
      <style:table-column-properties style:column-width="0.8583in"/>
    </style:style>
    <style:style style:name="TableColumn281" style:family="table-column">
      <style:table-column-properties style:column-width="1.8138in"/>
    </style:style>
    <style:style style:name="Table275" style:family="table">
      <style:table-properties style:width="7.2847in" style:rel-width="115.84%" fo:margin-left="-0.4979in" table:align="left"/>
    </style:style>
    <style:style style:name="TableRow282" style:family="table-row">
      <style:table-row-properties/>
    </style:style>
    <style:style style:name="TableCell283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284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285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286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287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288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289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290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291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292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293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294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Row295" style:family="table-row">
      <style:table-row-properties/>
    </style:style>
    <style:style style:name="TableCell296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297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298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299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300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01" style:parent-style-name="Standard" style:family="paragraph">
      <style:paragraph-properties fo:margin-top="0.1041in" fo:margin-bottom="0.1666in"/>
    </style:style>
    <style:style style:name="T302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303" style:parent-style-name="HTMLCode" style:family="text">
      <style:text-properties fo:color="#111111" fo:font-size="7.5pt" style:font-size-asian="7.5pt"/>
    </style:style>
    <style:style style:name="T304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305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06" style:parent-style-name="Standard" style:family="paragraph">
      <style:paragraph-properties fo:margin-top="0.1041in" fo:margin-bottom="0.1666in"/>
    </style:style>
    <style:style style:name="T307" style:parent-style-name="HTMLCode" style:family="text">
      <style:text-properties fo:color="#111111" fo:font-size="7.5pt" style:font-size-asian="7.5pt"/>
    </style:style>
    <style:style style:name="TableCell308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09" style:parent-style-name="Standard" style:family="paragraph">
      <style:paragraph-properties fo:margin-top="0.1041in" fo:margin-bottom="0.1666in"/>
    </style:style>
    <style:style style:name="T310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311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12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Row313" style:family="table-row">
      <style:table-row-properties/>
    </style:style>
    <style:style style:name="TableCell314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15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316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17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318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19" style:parent-style-name="Standard" style:family="paragraph">
      <style:paragraph-properties fo:margin-top="0.1041in" fo:margin-bottom="0.1666in"/>
    </style:style>
    <style:style style:name="T320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321" style:parent-style-name="HTMLCode" style:family="text">
      <style:text-properties fo:color="#111111" fo:font-size="7.5pt" style:font-size-asian="7.5pt"/>
    </style:style>
    <style:style style:name="TableCell322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23" style:parent-style-name="Standard" style:family="paragraph">
      <style:paragraph-properties fo:margin-top="0.1041in" fo:margin-bottom="0.1666in"/>
    </style:style>
    <style:style style:name="T324" style:parent-style-name="HTMLCode" style:family="text">
      <style:text-properties fo:color="#111111" fo:font-size="7.5pt" style:font-size-asian="7.5pt"/>
    </style:style>
    <style:style style:name="TableCell325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26" style:parent-style-name="Standard" style:family="paragraph">
      <style:paragraph-properties fo:margin-top="0.1041in" fo:margin-bottom="0.1666in"/>
    </style:style>
    <style:style style:name="T327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328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29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Row330" style:family="table-row">
      <style:table-row-properties/>
    </style:style>
    <style:style style:name="TableCell331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32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333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34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335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36" style:parent-style-name="Standard" style:family="paragraph">
      <style:paragraph-properties fo:margin-top="0.1041in" fo:margin-bottom="0.1666in"/>
    </style:style>
    <style:style style:name="T337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338" style:parent-style-name="HTMLCode" style:family="text">
      <style:text-properties fo:color="#111111" fo:font-size="7.5pt" style:font-size-asian="7.5pt"/>
    </style:style>
    <style:style style:name="T339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340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41" style:parent-style-name="Standard" style:family="paragraph">
      <style:paragraph-properties fo:margin-top="0.1041in" fo:margin-bottom="0.1666in"/>
    </style:style>
    <style:style style:name="T342" style:parent-style-name="HTMLCode" style:family="text">
      <style:text-properties fo:color="#111111" fo:font-size="7.5pt" style:font-size-asian="7.5pt"/>
    </style:style>
    <style:style style:name="TableCell343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44" style:parent-style-name="Standard" style:family="paragraph">
      <style:paragraph-properties fo:margin-top="0.1041in" fo:margin-bottom="0.1666in"/>
    </style:style>
    <style:style style:name="T345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346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47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Row348" style:family="table-row">
      <style:table-row-properties/>
    </style:style>
    <style:style style:name="TableCell349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50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351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52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353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54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355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56" style:parent-style-name="Standard" style:family="paragraph">
      <style:paragraph-properties fo:margin-top="0.1041in" fo:margin-bottom="0.1666in"/>
    </style:style>
    <style:style style:name="T357" style:parent-style-name="HTMLCode" style:family="text">
      <style:text-properties fo:color="#111111" fo:font-size="7.5pt" style:font-size-asian="7.5pt"/>
    </style:style>
    <style:style style:name="T358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359" style:parent-style-name="HTMLCode" style:family="text">
      <style:text-properties fo:color="#111111" fo:font-size="7.5pt" style:font-size-asian="7.5pt"/>
    </style:style>
    <style:style style:name="T360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361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62" style:parent-style-name="Standard" style:family="paragraph">
      <style:paragraph-properties fo:margin-top="0.1041in" fo:margin-bottom="0.1666in"/>
    </style:style>
    <style:style style:name="T363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364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65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Row366" style:family="table-row">
      <style:table-row-properties/>
    </style:style>
    <style:style style:name="TableCell367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68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369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70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371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72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373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74" style:parent-style-name="Standard" style:family="paragraph">
      <style:paragraph-properties fo:margin-top="0.1041in" fo:margin-bottom="0.1666in"/>
    </style:style>
    <style:style style:name="T375" style:parent-style-name="HTMLCode" style:family="text">
      <style:text-properties fo:color="#111111" fo:font-size="7.5pt" style:font-size-asian="7.5pt" fo:language="en" fo:country="US"/>
    </style:style>
    <style:style style:name="T376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377" style:parent-style-name="HTMLCode" style:family="text">
      <style:text-properties fo:color="#111111" fo:font-size="7.5pt" style:font-size-asian="7.5pt" fo:language="en" fo:country="US"/>
    </style:style>
    <style:style style:name="T378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379" style:parent-style-name="HTMLCode" style:family="text">
      <style:text-properties fo:color="#111111" fo:font-size="7.5pt" style:font-size-asian="7.5pt" fo:language="en" fo:country="US"/>
    </style:style>
    <style:style style:name="T380" style:parent-style-name="HTMLCode" style:family="text">
      <style:text-properties fo:color="#111111" fo:font-size="7.5pt" style:font-size-asian="7.5pt" fo:language="en" fo:country="US"/>
    </style:style>
    <style:style style:name="TableCell381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82" style:parent-style-name="Standard" style:family="paragraph">
      <style:paragraph-properties fo:margin-top="0.1041in" fo:margin-bottom="0.1666in"/>
    </style:style>
    <style:style style:name="T383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384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85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Row386" style:family="table-row">
      <style:table-row-properties/>
    </style:style>
    <style:style style:name="TableCell387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88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389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90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391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92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ableCell393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394" style:parent-style-name="Standard" style:family="paragraph">
      <style:paragraph-properties fo:margin-top="0.1041in" fo:margin-bottom="0.1666in"/>
    </style:style>
    <style:style style:name="T395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396" style:parent-style-name="HTMLCode" style:family="text">
      <style:text-properties fo:color="#111111" fo:font-size="7.5pt" style:font-size-asian="7.5pt" fo:language="en" fo:country="US"/>
    </style:style>
    <style:style style:name="T397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398" style:parent-style-name="HTMLCode" style:family="text">
      <style:text-properties fo:color="#111111" fo:font-size="7.5pt" style:font-size-asian="7.5pt" fo:language="en" fo:country="US"/>
    </style:style>
    <style:style style:name="TableCell399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400" style:parent-style-name="Standard" style:family="paragraph">
      <style:paragraph-properties fo:margin-top="0.1041in" fo:margin-bottom="0.1666in"/>
    </style:style>
    <style:style style:name="T401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402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403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P404" style:parent-style-name="Überschrift2" style:family="paragraph">
      <style:text-properties style:font-name="Calibri" style:font-name-asian="Times New Roman" style:font-name-complex="Calibri" fo:color="#111111" fo:font-size="10.5pt" style:font-size-asian="10.5pt"/>
    </style:style>
    <style:style style:name="TableColumn406" style:family="table-column">
      <style:table-column-properties style:column-width="0.6687in"/>
    </style:style>
    <style:style style:name="TableColumn407" style:family="table-column">
      <style:table-column-properties style:column-width="1.059in"/>
    </style:style>
    <style:style style:name="TableColumn408" style:family="table-column">
      <style:table-column-properties style:column-width="1.1993in"/>
    </style:style>
    <style:style style:name="TableColumn409" style:family="table-column">
      <style:table-column-properties style:column-width="1.6562in"/>
    </style:style>
    <style:style style:name="TableColumn410" style:family="table-column">
      <style:table-column-properties style:column-width="0.8569in"/>
    </style:style>
    <style:style style:name="TableColumn411" style:family="table-column">
      <style:table-column-properties style:column-width="1.8444in"/>
    </style:style>
    <style:style style:name="Table405" style:family="table">
      <style:table-properties style:width="7.2847in" style:rel-width="115.84%" fo:margin-left="-0.4979in" table:align="left"/>
    </style:style>
    <style:style style:name="TableRow412" style:family="table-row">
      <style:table-row-properties/>
    </style:style>
    <style:style style:name="TableCell413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414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415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416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417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418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419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420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421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422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423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424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Row425" style:family="table-row">
      <style:table-row-properties/>
    </style:style>
    <style:style style:name="TableCell426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427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428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429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430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431" style:parent-style-name="Standard" style:family="paragraph">
      <style:paragraph-properties fo:margin-top="0.1041in" fo:margin-bottom="0.1666in"/>
    </style:style>
    <style:style style:name="T432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433" style:parent-style-name="HTMLCode" style:family="text">
      <style:text-properties fo:color="#111111" fo:font-size="7.5pt" style:font-size-asian="7.5pt"/>
    </style:style>
    <style:style style:name="TableCell434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435" style:parent-style-name="Standard" style:family="paragraph">
      <style:paragraph-properties fo:margin-top="0.1041in" fo:margin-bottom="0.1666in"/>
    </style:style>
    <style:style style:name="T436" style:parent-style-name="HTMLCode" style:family="text">
      <style:text-properties fo:color="#111111" fo:font-size="7.5pt" style:font-size-asian="7.5pt"/>
    </style:style>
    <style:style style:name="T437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438" style:parent-style-name="HTMLCode" style:family="text">
      <style:text-properties fo:color="#111111" fo:font-size="7.5pt" style:font-size-asian="7.5pt"/>
    </style:style>
    <style:style style:name="TableCell439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440" style:parent-style-name="Standard" style:family="paragraph">
      <style:paragraph-properties fo:margin-top="0.1041in" fo:margin-bottom="0.1666in"/>
    </style:style>
    <style:style style:name="T441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442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443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ableRow444" style:family="table-row">
      <style:table-row-properties/>
    </style:style>
    <style:style style:name="TableCell445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446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447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448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449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450" style:parent-style-name="Standard" style:family="paragraph">
      <style:paragraph-properties fo:margin-top="0.1041in" fo:margin-bottom="0.1666in"/>
    </style:style>
    <style:style style:name="T451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452" style:parent-style-name="HTMLCode" style:family="text">
      <style:text-properties fo:color="#111111" fo:font-size="7.5pt" style:font-size-asian="7.5pt"/>
    </style:style>
    <style:style style:name="T453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454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455" style:parent-style-name="Standard" style:family="paragraph">
      <style:paragraph-properties fo:margin-top="0.1041in" fo:margin-bottom="0.1666in"/>
    </style:style>
    <style:style style:name="T456" style:parent-style-name="HTMLCode" style:family="text">
      <style:text-properties fo:color="#111111" fo:font-size="7.5pt" style:font-size-asian="7.5pt"/>
    </style:style>
    <style:style style:name="TableCell457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458" style:parent-style-name="Standard" style:family="paragraph">
      <style:paragraph-properties fo:margin-top="0.1041in" fo:margin-bottom="0.1666in"/>
    </style:style>
    <style:style style:name="T459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460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461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Row462" style:family="table-row">
      <style:table-row-properties/>
    </style:style>
    <style:style style:name="TableCell463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464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465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466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467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468" style:parent-style-name="Standard" style:family="paragraph">
      <style:paragraph-properties fo:margin-top="0.1041in" fo:margin-bottom="0.1666in"/>
    </style:style>
    <style:style style:name="T469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470" style:parent-style-name="HTMLCode" style:family="text">
      <style:text-properties fo:color="#111111" fo:font-size="7.5pt" style:font-size-asian="7.5pt"/>
    </style:style>
    <style:style style:name="T471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472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473" style:parent-style-name="Standard" style:family="paragraph">
      <style:paragraph-properties fo:margin-top="0.1041in" fo:margin-bottom="0.1666in"/>
    </style:style>
    <style:style style:name="T474" style:parent-style-name="HTMLCode" style:family="text">
      <style:text-properties fo:color="#111111" fo:font-size="7.5pt" style:font-size-asian="7.5pt"/>
    </style:style>
    <style:style style:name="TableCell475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476" style:parent-style-name="Standard" style:family="paragraph">
      <style:paragraph-properties fo:margin-top="0.1041in" fo:margin-bottom="0.1666in"/>
    </style:style>
    <style:style style:name="T477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478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479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480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Row481" style:family="table-row">
      <style:table-row-properties/>
    </style:style>
    <style:style style:name="TableCell482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483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484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485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486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487" style:parent-style-name="Standard" style:family="paragraph">
      <style:paragraph-properties fo:margin-top="0.1041in" fo:margin-bottom="0.1666in"/>
    </style:style>
    <style:style style:name="T488" style:parent-style-name="HTMLCode" style:family="text">
      <style:text-properties fo:color="#111111" fo:font-size="7.5pt" style:font-size-asian="7.5pt"/>
    </style:style>
    <style:style style:name="TableCell489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490" style:parent-style-name="Standard" style:family="paragraph">
      <style:paragraph-properties fo:margin-top="0.1041in" fo:margin-bottom="0.1666in"/>
    </style:style>
    <style:style style:name="T491" style:parent-style-name="HTMLCode" style:family="text">
      <style:text-properties fo:color="#111111" fo:font-size="7.5pt" style:font-size-asian="7.5pt"/>
    </style:style>
    <style:style style:name="TableCell492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493" style:parent-style-name="Standard" style:family="paragraph">
      <style:paragraph-properties fo:margin-top="0.1041in" fo:margin-bottom="0.1666in"/>
    </style:style>
    <style:style style:name="T494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495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496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Row497" style:family="table-row">
      <style:table-row-properties/>
    </style:style>
    <style:style style:name="TableCell498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499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500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501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ableCell502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503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504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505" style:parent-style-name="Standard" style:family="paragraph">
      <style:paragraph-properties fo:margin-top="0.1041in" fo:margin-bottom="0.1666in"/>
    </style:style>
    <style:style style:name="T506" style:parent-style-name="HTMLCode" style:family="text">
      <style:text-properties fo:color="#111111" fo:font-size="7.5pt" style:font-size-asian="7.5pt"/>
    </style:style>
    <style:style style:name="T507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508" style:parent-style-name="HTMLCode" style:family="text">
      <style:text-properties fo:color="#111111" fo:font-size="7.5pt" style:font-size-asian="7.5pt"/>
    </style:style>
    <style:style style:name="TableCell509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510" style:parent-style-name="Standard" style:family="paragraph">
      <style:paragraph-properties fo:margin-top="0.1041in" fo:margin-bottom="0.1666in"/>
    </style:style>
    <style:style style:name="T511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512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513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P514" style:parent-style-name="Überschrift2" style:family="paragraph">
      <style:text-properties style:font-name="Calibri" style:font-name-asian="Times New Roman" style:font-name-complex="Calibri" fo:color="#111111" fo:font-size="10.5pt" style:font-size-asian="10.5pt"/>
    </style:style>
    <style:style style:name="TableColumn516" style:family="table-column">
      <style:table-column-properties style:column-width="0.7111in"/>
    </style:style>
    <style:style style:name="TableColumn517" style:family="table-column">
      <style:table-column-properties style:column-width="0.9208in"/>
    </style:style>
    <style:style style:name="TableColumn518" style:family="table-column">
      <style:table-column-properties style:column-width="1.4319in"/>
    </style:style>
    <style:style style:name="TableColumn519" style:family="table-column">
      <style:table-column-properties style:column-width="1.3694in"/>
    </style:style>
    <style:style style:name="TableColumn520" style:family="table-column">
      <style:table-column-properties style:column-width="0.8569in"/>
    </style:style>
    <style:style style:name="TableColumn521" style:family="table-column">
      <style:table-column-properties style:column-width="1.9944in"/>
    </style:style>
    <style:style style:name="Table515" style:family="table">
      <style:table-properties style:width="7.2847in" style:rel-width="115.84%" fo:margin-left="-0.4979in" table:align="left"/>
    </style:style>
    <style:style style:name="TableRow522" style:family="table-row">
      <style:table-row-properties/>
    </style:style>
    <style:style style:name="TableCell523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524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525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526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527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528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529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530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531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532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533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534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Row535" style:family="table-row">
      <style:table-row-properties/>
    </style:style>
    <style:style style:name="TableCell536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537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538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539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540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541" style:parent-style-name="Standard" style:family="paragraph">
      <style:paragraph-properties fo:margin-top="0.1041in" fo:margin-bottom="0.1666in"/>
    </style:style>
    <style:style style:name="T542" style:parent-style-name="HTMLCode" style:family="text">
      <style:text-properties fo:color="#111111" fo:font-size="7.5pt" style:font-size-asian="7.5pt"/>
    </style:style>
    <style:style style:name="TableCell543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544" style:parent-style-name="Standard" style:family="paragraph">
      <style:paragraph-properties fo:margin-top="0.1041in" fo:margin-bottom="0.1666in"/>
    </style:style>
    <style:style style:name="T545" style:parent-style-name="HTMLCode" style:family="text">
      <style:text-properties fo:color="#111111" fo:font-size="7.5pt" style:font-size-asian="7.5pt"/>
    </style:style>
    <style:style style:name="TableCell546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547" style:parent-style-name="Standard" style:family="paragraph">
      <style:paragraph-properties fo:margin-top="0.1041in" fo:margin-bottom="0.1666in"/>
    </style:style>
    <style:style style:name="T548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549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550" style:parent-style-name="Standard" style:family="paragraph">
      <style:paragraph-properties fo:margin-top="0.1041in" fo:margin-bottom="0.1666in"/>
    </style:style>
    <style:style style:name="T551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552" style:parent-style-name="HTMLCode" style:family="text">
      <style:text-properties fo:color="#111111" fo:font-size="7.5pt" style:font-size-asian="7.5pt"/>
    </style:style>
    <style:style style:name="T553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Row554" style:family="table-row">
      <style:table-row-properties/>
    </style:style>
    <style:style style:name="TableCell555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556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557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558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559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560" style:parent-style-name="Standard" style:family="paragraph">
      <style:paragraph-properties fo:margin-top="0.1041in" fo:margin-bottom="0.1666in"/>
    </style:style>
    <style:style style:name="T561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562" style:parent-style-name="HTMLCode" style:family="text">
      <style:text-properties fo:color="#111111" fo:font-size="7.5pt" style:font-size-asian="7.5pt"/>
    </style:style>
    <style:style style:name="T563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564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565" style:parent-style-name="Standard" style:family="paragraph">
      <style:paragraph-properties fo:margin-top="0.1041in" fo:margin-bottom="0.1666in"/>
    </style:style>
    <style:style style:name="T566" style:parent-style-name="HTMLCode" style:family="text">
      <style:text-properties fo:color="#111111" fo:font-size="7.5pt" style:font-size-asian="7.5pt"/>
    </style:style>
    <style:style style:name="TableCell567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568" style:parent-style-name="Standard" style:family="paragraph">
      <style:paragraph-properties fo:margin-top="0.1041in" fo:margin-bottom="0.1666in"/>
    </style:style>
    <style:style style:name="T569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570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571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Row572" style:family="table-row">
      <style:table-row-properties/>
    </style:style>
    <style:style style:name="TableCell573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574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575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576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577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578" style:parent-style-name="Standard" style:family="paragraph">
      <style:paragraph-properties fo:margin-top="0.1041in" fo:margin-bottom="0.1666in"/>
    </style:style>
    <style:style style:name="T579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580" style:parent-style-name="HTMLCode" style:family="text">
      <style:text-properties fo:color="#111111" fo:font-size="7.5pt" style:font-size-asian="7.5pt"/>
    </style:style>
    <style:style style:name="T581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582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583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584" style:parent-style-name="Standard" style:family="paragraph">
      <style:paragraph-properties fo:margin-top="0.1041in" fo:margin-bottom="0.1666in"/>
    </style:style>
    <style:style style:name="T585" style:parent-style-name="HTMLCode" style:family="text">
      <style:text-properties fo:color="#111111" fo:font-size="7.5pt" style:font-size-asian="7.5pt"/>
    </style:style>
    <style:style style:name="TableCell586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587" style:parent-style-name="Standard" style:family="paragraph">
      <style:paragraph-properties fo:margin-top="0.1041in" fo:margin-bottom="0.1666in"/>
    </style:style>
    <style:style style:name="T588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589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590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Row591" style:family="table-row">
      <style:table-row-properties/>
    </style:style>
    <style:style style:name="TableCell592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593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594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595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596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597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598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599" style:parent-style-name="Standard" style:family="paragraph">
      <style:paragraph-properties fo:margin-top="0.1041in" fo:margin-bottom="0.1666in"/>
    </style:style>
    <style:style style:name="T600" style:parent-style-name="HTMLCode" style:family="text">
      <style:text-properties fo:color="#111111" fo:font-size="7.5pt" style:font-size-asian="7.5pt"/>
    </style:style>
    <style:style style:name="TableCell601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602" style:parent-style-name="Standard" style:family="paragraph">
      <style:paragraph-properties fo:margin-top="0.1041in" fo:margin-bottom="0.1666in"/>
    </style:style>
    <style:style style:name="T603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604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605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P606" style:parent-style-name="Überschrift2" style:family="paragraph">
      <style:text-properties style:font-name="Calibri" style:font-name-asian="Times New Roman" style:font-name-complex="Calibri" fo:color="#111111" fo:font-size="10.5pt" style:font-size-asian="10.5pt"/>
    </style:style>
    <style:style style:name="TableColumn608" style:family="table-column">
      <style:table-column-properties style:column-width="0.668in"/>
    </style:style>
    <style:style style:name="TableColumn609" style:family="table-column">
      <style:table-column-properties style:column-width="1.3972in"/>
    </style:style>
    <style:style style:name="TableColumn610" style:family="table-column">
      <style:table-column-properties style:column-width="1.0958in"/>
    </style:style>
    <style:style style:name="TableColumn611" style:family="table-column">
      <style:table-column-properties style:column-width="1.2194in"/>
    </style:style>
    <style:style style:name="TableColumn612" style:family="table-column">
      <style:table-column-properties style:column-width="0.8583in"/>
    </style:style>
    <style:style style:name="TableColumn613" style:family="table-column">
      <style:table-column-properties style:column-width="2.0458in"/>
    </style:style>
    <style:style style:name="Table607" style:family="table">
      <style:table-properties style:width="7.2847in" style:rel-width="115.84%" fo:margin-left="-0.4979in" table:align="left"/>
    </style:style>
    <style:style style:name="TableRow614" style:family="table-row">
      <style:table-row-properties/>
    </style:style>
    <style:style style:name="TableCell615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616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617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618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619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620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621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622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623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624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625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626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Row627" style:family="table-row">
      <style:table-row-properties/>
    </style:style>
    <style:style style:name="TableCell628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629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630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631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632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633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634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635" style:parent-style-name="Standard" style:family="paragraph">
      <style:paragraph-properties fo:margin-top="0.1041in" fo:margin-bottom="0.1666in"/>
    </style:style>
    <style:style style:name="T636" style:parent-style-name="HTMLCode" style:family="text">
      <style:text-properties fo:color="#111111" fo:font-size="7.5pt" style:font-size-asian="7.5pt"/>
    </style:style>
    <style:style style:name="T637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638" style:parent-style-name="HTMLCode" style:family="text">
      <style:text-properties fo:color="#111111" fo:font-size="7.5pt" style:font-size-asian="7.5pt"/>
    </style:style>
    <style:style style:name="TableCell639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640" style:parent-style-name="Standard" style:family="paragraph">
      <style:paragraph-properties fo:margin-top="0.1041in" fo:margin-bottom="0.1666in"/>
    </style:style>
    <style:style style:name="T641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642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643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Row644" style:family="table-row">
      <style:table-row-properties/>
    </style:style>
    <style:style style:name="TableCell645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646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647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648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649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650" style:parent-style-name="Standard" style:family="paragraph">
      <style:paragraph-properties fo:margin-top="0.1041in" fo:margin-bottom="0.1666in"/>
    </style:style>
    <style:style style:name="T651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652" style:parent-style-name="HTMLCode" style:family="text">
      <style:text-properties fo:color="#111111" fo:font-size="7.5pt" style:font-size-asian="7.5pt"/>
    </style:style>
    <style:style style:name="TableCell653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654" style:parent-style-name="Standard" style:family="paragraph">
      <style:paragraph-properties fo:margin-top="0.1041in" fo:margin-bottom="0.1666in"/>
    </style:style>
    <style:style style:name="T655" style:parent-style-name="HTMLCode" style:family="text">
      <style:text-properties fo:color="#111111" fo:font-size="7.5pt" style:font-size-asian="7.5pt"/>
    </style:style>
    <style:style style:name="TableCell656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657" style:parent-style-name="Standard" style:family="paragraph">
      <style:paragraph-properties fo:margin-top="0.1041in" fo:margin-bottom="0.1666in"/>
    </style:style>
    <style:style style:name="T658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659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660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661" style:parent-style-name="Standard" style:family="paragraph">
      <style:paragraph-properties fo:margin-top="0.1041in" fo:margin-bottom="0.1666in"/>
    </style:style>
    <style:style style:name="T662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663" style:parent-style-name="HTMLCode" style:family="text">
      <style:text-properties fo:color="#111111" fo:font-size="7.5pt" style:font-size-asian="7.5pt"/>
    </style:style>
    <style:style style:name="T664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P665" style:parent-style-name="Überschrift2" style:family="paragraph">
      <style:text-properties style:font-name="Calibri" style:font-name-asian="Times New Roman" style:font-name-complex="Calibri" fo:color="#111111" fo:font-size="10.5pt" style:font-size-asian="10.5pt"/>
    </style:style>
    <style:style style:name="TableColumn667" style:family="table-column">
      <style:table-column-properties style:column-width="0.6694in"/>
    </style:style>
    <style:style style:name="TableColumn668" style:family="table-column">
      <style:table-column-properties style:column-width="1.1888in"/>
    </style:style>
    <style:style style:name="TableColumn669" style:family="table-column">
      <style:table-column-properties style:column-width="1.1493in"/>
    </style:style>
    <style:style style:name="TableColumn670" style:family="table-column">
      <style:table-column-properties style:column-width="1.5986in"/>
    </style:style>
    <style:style style:name="TableColumn671" style:family="table-column">
      <style:table-column-properties style:column-width="0.8569in"/>
    </style:style>
    <style:style style:name="TableColumn672" style:family="table-column">
      <style:table-column-properties style:column-width="1.8215in"/>
    </style:style>
    <style:style style:name="Table666" style:family="table">
      <style:table-properties style:width="7.2847in" style:rel-width="115.84%" fo:margin-left="-0.4979in" table:align="left"/>
    </style:style>
    <style:style style:name="TableRow673" style:family="table-row">
      <style:table-row-properties/>
    </style:style>
    <style:style style:name="TableCell674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675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676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677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678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679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680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681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682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683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684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685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Row686" style:family="table-row">
      <style:table-row-properties/>
    </style:style>
    <style:style style:name="TableCell687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688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689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690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ableCell691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692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ableCell693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694" style:parent-style-name="Standard" style:family="paragraph">
      <style:paragraph-properties fo:margin-top="0.1041in" fo:margin-bottom="0.1666in"/>
    </style:style>
    <style:style style:name="T695" style:parent-style-name="HTMLCode" style:family="text">
      <style:text-properties fo:color="#111111" fo:font-size="7.5pt" style:font-size-asian="7.5pt"/>
    </style:style>
    <style:style style:name="TableCell696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697" style:parent-style-name="Standard" style:family="paragraph">
      <style:paragraph-properties fo:margin-top="0.1041in" fo:margin-bottom="0.1666in"/>
    </style:style>
    <style:style style:name="T698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699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700" style:parent-style-name="Standard" style:family="paragraph">
      <style:paragraph-properties fo:margin-top="0.1041in" fo:margin-bottom="0.1666in"/>
    </style:style>
    <style:style style:name="T701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702" style:parent-style-name="HTMLCode" style:family="text">
      <style:text-properties fo:color="#111111" fo:font-size="7.5pt" style:font-size-asian="7.5pt"/>
    </style:style>
    <style:style style:name="T703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Row704" style:family="table-row">
      <style:table-row-properties/>
    </style:style>
    <style:style style:name="TableCell705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706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707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708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709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710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ableCell711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712" style:parent-style-name="Standard" style:family="paragraph">
      <style:paragraph-properties fo:margin-top="0.1041in" fo:margin-bottom="0.1666in"/>
    </style:style>
    <style:style style:name="T713" style:parent-style-name="HTMLCode" style:family="text">
      <style:text-properties fo:color="#111111" fo:font-size="7.5pt" style:font-size-asian="7.5pt"/>
    </style:style>
    <style:style style:name="T714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715" style:parent-style-name="HTMLCode" style:family="text">
      <style:text-properties fo:color="#111111" fo:font-size="7.5pt" style:font-size-asian="7.5pt"/>
    </style:style>
    <style:style style:name="TableCell716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717" style:parent-style-name="Standard" style:family="paragraph">
      <style:paragraph-properties fo:margin-top="0.1041in" fo:margin-bottom="0.1666in"/>
    </style:style>
    <style:style style:name="T718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719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720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Row721" style:family="table-row">
      <style:table-row-properties/>
    </style:style>
    <style:style style:name="TableCell722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723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724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725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726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727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728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729" style:parent-style-name="Standard" style:family="paragraph">
      <style:paragraph-properties fo:margin-top="0.1041in" fo:margin-bottom="0.1666in"/>
    </style:style>
    <style:style style:name="T730" style:parent-style-name="HTMLCode" style:family="text">
      <style:text-properties fo:color="#111111" fo:font-size="7.5pt" style:font-size-asian="7.5pt"/>
    </style:style>
    <style:style style:name="T731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732" style:parent-style-name="HTMLCode" style:family="text">
      <style:text-properties fo:color="#111111" fo:font-size="7.5pt" style:font-size-asian="7.5pt"/>
    </style:style>
    <style:style style:name="T733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734" style:parent-style-name="HTMLCode" style:family="text">
      <style:text-properties fo:color="#111111" fo:font-size="7.5pt" style:font-size-asian="7.5pt"/>
    </style:style>
    <style:style style:name="TableCell735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736" style:parent-style-name="Standard" style:family="paragraph">
      <style:paragraph-properties fo:margin-top="0.1041in" fo:margin-bottom="0.1666in"/>
    </style:style>
    <style:style style:name="T737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738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739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Row740" style:family="table-row">
      <style:table-row-properties/>
    </style:style>
    <style:style style:name="TableCell741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742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743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744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745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746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ableCell747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748" style:parent-style-name="Standard" style:family="paragraph">
      <style:paragraph-properties fo:margin-top="0.1041in" fo:margin-bottom="0.1666in"/>
    </style:style>
    <style:style style:name="T749" style:parent-style-name="HTMLCode" style:family="text">
      <style:text-properties fo:color="#111111" fo:font-size="7.5pt" style:font-size-asian="7.5pt" fo:language="en" fo:country="US"/>
    </style:style>
    <style:style style:name="T750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751" style:parent-style-name="HTMLCode" style:family="text">
      <style:text-properties fo:color="#111111" fo:font-size="7.5pt" style:font-size-asian="7.5pt" fo:language="en" fo:country="US"/>
    </style:style>
    <style:style style:name="TableCell752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753" style:parent-style-name="Standard" style:family="paragraph">
      <style:paragraph-properties fo:margin-top="0.1041in" fo:margin-bottom="0.1666in"/>
    </style:style>
    <style:style style:name="T754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755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756" style:parent-style-name="Standard" style:family="paragraph">
      <style:paragraph-properties fo:margin-top="0.1041in" fo:margin-bottom="0.1666in"/>
    </style:style>
    <style:style style:name="T757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758" style:parent-style-name="HTMLCode" style:family="text">
      <style:text-properties fo:color="#111111" fo:font-size="7.5pt" style:font-size-asian="7.5pt" fo:language="en" fo:country="US"/>
    </style:style>
    <style:style style:name="T759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P760" style:parent-style-name="Überschrift2" style:family="paragraph">
      <style:text-properties style:font-name="Calibri" style:font-name-asian="Times New Roman" style:font-name-complex="Calibri" fo:color="#111111" fo:font-size="10.5pt" style:font-size-asian="10.5pt"/>
    </style:style>
    <style:style style:name="TableColumn762" style:family="table-column">
      <style:table-column-properties style:column-width="0.7291in"/>
    </style:style>
    <style:style style:name="TableColumn763" style:family="table-column">
      <style:table-column-properties style:column-width="1.6111in"/>
    </style:style>
    <style:style style:name="TableColumn764" style:family="table-column">
      <style:table-column-properties style:column-width="1.234in"/>
    </style:style>
    <style:style style:name="TableColumn765" style:family="table-column">
      <style:table-column-properties style:column-width="1.359in"/>
    </style:style>
    <style:style style:name="TableColumn766" style:family="table-column">
      <style:table-column-properties style:column-width="0.6395in"/>
    </style:style>
    <style:style style:name="TableColumn767" style:family="table-column">
      <style:table-column-properties style:column-width="1.7118in"/>
    </style:style>
    <style:style style:name="Table761" style:family="table">
      <style:table-properties style:width="7.2847in" style:rel-width="115.84%" fo:margin-left="-0.4979in" table:align="left"/>
    </style:style>
    <style:style style:name="TableRow768" style:family="table-row">
      <style:table-row-properties/>
    </style:style>
    <style:style style:name="TableCell769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770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771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772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773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774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775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776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777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778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Cell779" style:family="table-cell">
      <style:table-cell-properties fo:border="0.0104in solid #999999" fo:background-color="#F2F2F2" style:writing-mode="lr-tb" fo:padding-top="0.0729in" fo:padding-left="0.0833in" fo:padding-bottom="0.0729in" fo:padding-right="0.0833in"/>
    </style:style>
    <style:style style:name="P780" style:parent-style-name="Standard" style:family="paragraph">
      <style:paragraph-properties fo:text-align="center" fo:margin-top="0.1041in" fo:margin-bottom="0.1666in"/>
      <style:text-properties style:font-name="Calibri" style:font-name-asian="Times New Roman" style:font-name-complex="Calibri" fo:font-weight="bold" style:font-weight-asian="bold" style:font-weight-complex="bold" fo:color="#111111" fo:font-size="9pt" style:font-size-asian="9pt" style:font-size-complex="11pt"/>
    </style:style>
    <style:style style:name="TableRow781" style:family="table-row">
      <style:table-row-properties/>
    </style:style>
    <style:style style:name="TableCell782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783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784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785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786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787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788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789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ableCell790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791" style:parent-style-name="Standard" style:family="paragraph">
      <style:paragraph-properties fo:margin-top="0.1041in" fo:margin-bottom="0.1666in"/>
    </style:style>
    <style:style style:name="T792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793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794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Row795" style:family="table-row">
      <style:table-row-properties/>
    </style:style>
    <style:style style:name="TableCell796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797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798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799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800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801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802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803" style:parent-style-name="Standard" style:family="paragraph">
      <style:paragraph-properties fo:margin-top="0.1041in" fo:margin-bottom="0.1666in"/>
    </style:style>
    <style:style style:name="T804" style:parent-style-name="HTMLCode" style:family="text">
      <style:text-properties fo:color="#111111" fo:font-size="7.5pt" style:font-size-asian="7.5pt"/>
    </style:style>
    <style:style style:name="T805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806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807" style:parent-style-name="Standard" style:family="paragraph">
      <style:paragraph-properties fo:margin-top="0.1041in" fo:margin-bottom="0.1666in"/>
    </style:style>
    <style:style style:name="T808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809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810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Row811" style:family="table-row">
      <style:table-row-properties/>
    </style:style>
    <style:style style:name="TableCell812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813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814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815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816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817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818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819" style:parent-style-name="Standard" style:family="paragraph">
      <style:paragraph-properties fo:margin-top="0.1041in" fo:margin-bottom="0.1666in"/>
    </style:style>
    <style:style style:name="T820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821" style:parent-style-name="HTMLCode" style:family="text">
      <style:text-properties fo:color="#111111" fo:font-size="7.5pt" style:font-size-asian="7.5pt" fo:language="en" fo:country="US"/>
    </style:style>
    <style:style style:name="T822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823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 fo:language="en" fo:country="US"/>
    </style:style>
    <style:style style:name="T824" style:parent-style-name="HTMLCode" style:family="text">
      <style:text-properties fo:color="#111111" fo:font-size="7.5pt" style:font-size-asian="7.5pt" fo:language="en" fo:country="US"/>
    </style:style>
    <style:style style:name="TableCell825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826" style:parent-style-name="Standard" style:family="paragraph">
      <style:paragraph-properties fo:margin-top="0.1041in" fo:margin-bottom="0.1666in"/>
    </style:style>
    <style:style style:name="T827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828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829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Row830" style:family="table-row">
      <style:table-row-properties/>
    </style:style>
    <style:style style:name="TableCell831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832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833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834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835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836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ableCell837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838" style:parent-style-name="Standard" style:family="paragraph">
      <style:paragraph-properties fo:margin-top="0.1041in" fo:margin-bottom="0.1666in"/>
    </style:style>
    <style:style style:name="T839" style:parent-style-name="HTMLCode" style:family="text">
      <style:text-properties fo:color="#111111" fo:font-size="7.5pt" style:font-size-asian="7.5pt"/>
    </style:style>
    <style:style style:name="T840" style:parent-style-name="Absatz-Standardschriftart" style:family="text">
      <style:text-properties style:font-name="Calibri" style:font-name-asian="Times New Roman" style:font-name-complex="Calibri" fo:color="#111111" fo:font-size="9pt" style:font-size-asian="9pt" style:font-size-complex="11pt"/>
    </style:style>
    <style:style style:name="T841" style:parent-style-name="HTMLCode" style:family="text">
      <style:text-properties fo:color="#111111" fo:font-size="7.5pt" style:font-size-asian="7.5pt"/>
    </style:style>
    <style:style style:name="TableCell842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843" style:parent-style-name="Standard" style:family="paragraph">
      <style:paragraph-properties fo:margin-top="0.1041in" fo:margin-bottom="0.1666in"/>
    </style:style>
    <style:style style:name="T844" style:parent-style-name="badge1" style:family="text">
      <style:text-properties style:font-name="Calibri" style:font-name-asian="Times New Roman" style:font-name-complex="Calibri" fo:color="#111111" fo:font-size="7.5pt" style:font-size-asian="7.5pt"/>
    </style:style>
    <style:style style:name="TableCell845" style:family="table-cell">
      <style:table-cell-properties fo:border="0.0104in solid #999999" style:writing-mode="lr-tb" fo:padding-top="0.0729in" fo:padding-left="0.0833in" fo:padding-bottom="0.0729in" fo:padding-right="0.0833in"/>
    </style:style>
    <style:style style:name="P846" style:parent-style-name="Standard" style:family="paragraph">
      <style:paragraph-properties fo:margin-top="0.1041in" fo:margin-bottom="0.1666in"/>
      <style:text-properties style:font-name="Calibri" style:font-name-asian="Times New Roman" style:font-name-complex="Calibri" fo:color="#111111" fo:font-size="9pt" style:font-size-asian="9pt" style:font-size-complex="11pt"/>
    </style:style>
    <style:style style:name="T847" style:parent-style-name="Absatz-Standardschriftart" style:family="text">
      <style:text-properties style:font-name="Calibri" style:font-name-complex="Calibri" fo:font-size="7.5pt" style:font-size-asian="7.5pt"/>
    </style:style>
    <style:style style:name="T848" style:parent-style-name="Absatz-Standardschriftart" style:family="text">
      <style:text-properties style:font-name="Calibri" style:font-name-complex="Calibri" fo:font-size="7.5pt" style:font-size-asian="7.5pt"/>
    </style:style>
  </office:automatic-styles>
  <office:body>
    <office:text text:use-soft-page-breaks="true">
      <text:h text:style-name="P1" text:outline-level="1">Star Cluster – Regel-Matrix (Ist-Stand)</text:h>
      <text:p text:style-name="meta"><text:span text:style-name="T2">Implementiert</text:span><text:span text:style-name="T3"><text:s/></text:span><text:span text:style-name="T4">Teilweise</text:span><text:span text:style-name="T5"><text:s/></text:span><text:span text:style-name="T6">Fehlt</text:span><text:span text:style-name="T7"><text:s/></text:span><text:span text:style-name="T8"><text:line-break/>Quelle (Code): Backend<text:s/></text:span><text:span text:style-name="T9">backend/src/game/engine.ts</text:span><text:span text:style-name="T10">,<text:s/></text:span><text:span text:style-name="T11">backend/src/server.ts</text:span><text:span text:style-name="T12">; Frontend<text:s/></text:span><text:span text:style-name="T13">frontend/src/pages/GamePage.tsx</text:span><text:span text:style-name="T14">.<text:s/></text:span></text:p>
      <text:h text:style-name="P15" text:outline-level="2">1) Zustandsmaschine / Phasen</text:h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header-rows>
          <table:table-row table:style-name="TableRow23">
            <table:table-cell table:style-name="TableCell24">
              <text:p text:style-name="P25">Kategorie</text:p>
            </table:table-cell>
            <table:table-cell table:style-name="TableCell26">
              <text:p text:style-name="P27">Regel</text:p>
            </table:table-cell>
            <table:table-cell table:style-name="TableCell28">
              <text:p text:style-name="P29">Trigger / Bedingung</text:p>
            </table:table-cell>
            <table:table-cell table:style-name="TableCell30">
              <text:p text:style-name="P31">Implementierung</text:p>
            </table:table-cell>
            <table:table-cell table:style-name="TableCell32">
              <text:p text:style-name="P33">Status</text:p>
            </table:table-cell>
            <table:table-cell table:style-name="TableCell34">
              <text:p text:style-name="P35">Notizen<text:s/>+ Zusatzregeln</text:p>
            </table:table-cell>
          </table:table-row>
        </table:table-header-rows>
        <table:table-row table:style-name="TableRow36">
          <table:table-cell table:style-name="TableCell37">
            <text:p text:style-name="P38">State</text:p>
          </table:table-cell>
          <table:table-cell table:style-name="TableCell39">
            <text:p text:style-name="P40">LOBBY → SETUP_PHASE_1</text:p>
          </table:table-cell>
          <table:table-cell table:style-name="TableCell41">
            <text:p text:style-name="P42">Creator klickt “Spiel Starten”, min. 2 Spieler</text:p>
          </table:table-cell>
          <table:table-cell table:style-name="TableCell43">
            <text:p text:style-name="P44"><text:span text:style-name="T45">startGame()</text:span><text:span text:style-name="T46"><text:s/>in<text:s/></text:span><text:span text:style-name="T47">engine.ts</text:span><text:span text:style-name="T48">, Socket:<text:s/></text:span><text:span text:style-name="T49">start_game</text:span></text:p>
          </table:table-cell>
          <table:table-cell table:style-name="TableCell50">
            <text:p text:style-name="P51"><text:span text:style-name="T52">Implementiert</text:span></text:p>
          </table:table-cell>
          <table:table-cell table:style-name="TableCell53">
            <text:p text:style-name="P54"><text:span text:style-name="T55">Setzt<text:s/></text:span><text:span text:style-name="T56">status=setup_phase_1</text:span><text:span text:style-name="T57">,<text:s/></text:span><text:span text:style-name="T58">phase=main</text:span><text:span text:style-name="T59">,<text:s/></text:span><text:span text:style-name="T60">required=station</text:span><text:span text:style-name="T61">,<text:s/></text:span><text:span text:style-name="T62">currentPlayerIndex=0</text:span><text:span text:style-name="T63">.</text:span></text:p>
          </table:table-cell>
        </table:table-row>
        <table:table-row table:style-name="TableRow64">
          <table:table-cell table:style-name="TableCell65">
            <text:p text:style-name="P66">State</text:p>
          </table:table-cell>
          <table:table-cell table:style-name="TableCell67">
            <text:p text:style-name="P68">SETUP_PHASE_1 Ablauf</text:p>
          </table:table-cell>
          <table:table-cell table:style-name="TableCell69">
            <text:p text:style-name="P70">Pro Spieler: 1 Station, danach 1 Hyperlane; Reihenfolge 1→N</text:p>
          </table:table-cell>
          <table:table-cell table:style-name="TableCell71">
            <text:p text:style-name="P72"><text:span text:style-name="T73">buildStation()</text:span><text:span text:style-name="T74">/</text:span><text:span text:style-name="T75">buildHyperlane()</text:span><text:span text:style-name="T76"><text:s/>+<text:s/></text:span><text:span text:style-name="T77">advanceSetupAfterHyperlane()</text:span></text:p>
            <text:p text:style-name="P78"/>
            <text:list text:style-name="LFO2" text:continue-numbering="true">
              <text:list-item>
                <text:p text:style-name="P79"/>
              </text:list-item>
            </text:list>
          </table:table-cell>
          <table:table-cell table:style-name="TableCell80">
            <text:p text:style-name="P81"><text:span text:style-name="T82">Implementiert</text:span></text:p>
          </table:table-cell>
          <table:table-cell table:style-name="TableCell83">
            <text:p text:style-name="P84">Setup ist “kostenlos” (keine Ressourcen-Kosten).</text:p>
            <text:p text:style-name="P85">Eine neue Station darf nur an Positionen gesetzt werden, die mindestens 2 Kanten entfernt sind (eine Kante entspricht einer möglichen Hyperlane)</text:p>
          </table:table-cell>
        </table:table-row>
        <table:table-row table:style-name="TableRow86">
          <table:table-cell table:style-name="TableCell87">
            <text:p text:style-name="P88">State</text:p>
          </table:table-cell>
          <table:table-cell table:style-name="TableCell89">
            <text:p text:style-name="P90">SETUP_PHASE_1 → SETUP_PHASE_2</text:p>
          </table:table-cell>
          <table:table-cell table:style-name="TableCell91">
            <text:p text:style-name="P92">Letzter Spieler platziert seine Hyperlane</text:p>
          </table:table-cell>
          <table:table-cell table:style-name="TableCell93">
            <text:p text:style-name="P94"><text:span text:style-name="T95">advanceSetupAfterHyperlane()</text:span></text:p>
          </table:table-cell>
          <table:table-cell table:style-name="TableCell96">
            <text:p text:style-name="P97"><text:span text:style-name="T98">Implementiert</text:span></text:p>
          </table:table-cell>
          <table:table-cell table:style-name="TableCell99">
            <text:p text:style-name="P100"><text:span text:style-name="T101">Wechselt zu<text:s/></text:span><text:span text:style-name="T102">status=setup_phase_2</text:span><text:span text:style-name="T103">, startet bei Spieler N (</text:span><text:span text:style-name="T104">currentPlayerIndex=last</text:span><text:span text:style-name="T105">).</text:span></text:p>
          </table:table-cell>
        </table:table-row>
        <table:table-row table:style-name="TableRow106">
          <table:table-cell table:style-name="TableCell107">
            <text:p text:style-name="P108">State</text:p>
          </table:table-cell>
          <table:table-cell table:style-name="TableCell109">
            <text:p text:style-name="P110">SETUP_PHASE_2 Ablauf</text:p>
          </table:table-cell>
          <table:table-cell table:style-name="TableCell111">
            <text:p text:style-name="P112">Pro Spieler: zweite Station + zweite Hyperlane; Reihenfolge N→1</text:p>
          </table:table-cell>
          <table:table-cell table:style-name="TableCell113">
            <text:p text:style-name="P114"><text:span text:style-name="T115">buildSta</text:span><text:span text:style-name="T116">tion()</text:span><text:span text:style-name="T117">/</text:span><text:span text:style-name="T118">buildHyperlane()</text:span><text:span text:style-name="T119"><text:s/>+<text:s/></text:span><text:span text:style-name="T120">advanceSetupAfterHyperlane()</text:span></text:p>
          </table:table-cell>
          <table:table-cell table:style-name="TableCell121">
            <text:p text:style-name="P122"><text:span text:style-name="T123">Implementiert</text:span></text:p>
          </table:table-cell>
          <table:table-cell table:style-name="TableCell124">
            <text:p text:style-name="P125">Setup2-Station gibt Start-Ressourcen (siehe Ressourcen).</text:p>
            <text:p text:style-name="P126">Die zweite Station in SETUP_PHASE_2 muss nicht verbunden sein mit der existierenden Hyperlane. Das ist eine Ausnahme in dieser Phase, und sonst nicht erlaubt.</text:p>
          </table:table-cell>
        </table:table-row>
        <table:table-row table:style-name="TableRow127">
          <table:table-cell table:style-name="TableCell128">
            <text:p text:style-name="P129">State</text:p>
          </table:table-cell>
          <table:table-cell table:style-name="TableCell130">
            <text:p text:style-name="P131">SETUP_PHASE_2 → MAIN_GAME_LOOP</text:p>
          </table:table-cell>
          <table:table-cell table:style-name="TableCell132">
            <text:p text:style-name="P133">Spieler 1 platziert seine Setup2-Hyperlane</text:p>
          </table:table-cell>
          <table:table-cell table:style-name="TableCell134">
            <text:p text:style-name="P135"><text:span text:style-name="T136">advanceSetupAfterHyperlane()</text:span></text:p>
          </table:table-cell>
          <table:table-cell table:style-name="TableCell137">
            <text:p text:style-name="P138"><text:span text:style-name="T139">Implementiert</text:span></text:p>
          </table:table-cell>
          <table:table-cell table:style-name="TableCell140">
            <text:p text:style-name="P141"><text:span text:style-name="T142">Setzt<text:s/></text:span><text:span text:style-name="T143">status=playing</text:span><text:span text:style-name="T144">,<text:s/></text:span><text:span text:style-name="T145">phase=await_roll</text:span><text:span text:style-name="T146">,<text:s/></text:span><text:span text:style-name="T147">currentPlayerIndex=0</text:span><text:span text:style-name="T148">,<text:s/></text:span><text:span text:style-name="T149">setup=null</text:span><text:span text:style-name="T150">.</text:span></text:p>
          </table:table-cell>
        </table:table-row>
      </table:table>
      <text:h text:style-name="P151" text:outline-level="2">2) Erlaubte Aktionen je Phase</text:h>
      <table:table table:style-name="Table152">
        <table:table-columns>
          <table:table-column table:style-name="TableColumn153"/>
          <table:table-column table:style-name="TableColumn154"/>
          <table:table-column table:style-name="TableColumn155"/>
          <table:table-column table:style-name="TableColumn156"/>
          <table:table-column table:style-name="TableColumn157"/>
          <table:table-column table:style-name="TableColumn158"/>
        </table:table-columns>
        <table:table-header-rows>
          <table:table-row table:style-name="TableRow159">
            <table:table-cell table:style-name="TableCell160">
              <text:soft-page-break/>
              <text:p text:style-name="P161">Kategorie</text:p>
            </table:table-cell>
            <table:table-cell table:style-name="TableCell162">
              <text:p text:style-name="P163">Regel</text:p>
            </table:table-cell>
            <table:table-cell table:style-name="TableCell164">
              <text:p text:style-name="P165">Trigger / Bedingung</text:p>
            </table:table-cell>
            <table:table-cell table:style-name="TableCell166">
              <text:p text:style-name="P167">Implementierung</text:p>
            </table:table-cell>
            <table:table-cell table:style-name="TableCell168">
              <text:p text:style-name="P169">Status</text:p>
            </table:table-cell>
            <table:table-cell table:style-name="TableCell170">
              <text:p text:style-name="P171">Notizen</text:p>
            </table:table-cell>
          </table:table-row>
        </table:table-header-rows>
        <table:table-row table:style-name="TableRow172">
          <table:table-cell table:style-name="TableCell173">
            <text:p text:style-name="P174">Turn</text:p>
          </table:table-cell>
          <table:table-cell table:style-name="TableCell175">
            <text:p text:style-name="P176">Nur aktueller Spieler darf Aktionen ausführen</text:p>
          </table:table-cell>
          <table:table-cell table:style-name="TableCell177">
            <text:p text:style-name="P178"><text:span text:style-name="T179">Alle Game-Actions prüfen<text:s/></text:span><text:span text:style-name="T180">isMyTurn()</text:span></text:p>
          </table:table-cell>
          <table:table-cell table:style-name="TableCell181">
            <text:p text:style-name="P182"><text:span text:style-name="T183">en</text:span><text:span text:style-name="T184">gine.ts</text:span><text:span text:style-name="T185">:<text:s/></text:span><text:span text:style-name="T186">isMyTurn()</text:span><text:span text:style-name="T187"><text:s/>in allen Action-Funktionen</text:span></text:p>
          </table:table-cell>
          <table:table-cell table:style-name="TableCell188">
            <text:p text:style-name="P189"><text:span text:style-name="T190">Implementiert</text:span></text:p>
          </table:table-cell>
          <table:table-cell table:style-name="TableCell191">
            <text:p text:style-name="P192">UI gated zusätzlich.</text:p>
          </table:table-cell>
        </table:table-row>
        <table:table-row table:style-name="TableRow193">
          <table:table-cell table:style-name="TableCell194">
            <text:p text:style-name="P195">Setup</text:p>
          </table:table-cell>
          <table:table-cell table:style-name="TableCell196">
            <text:p text:style-name="P197">Setup erzwingt Reihenfolge: erst Station, dann Hyperlane</text:p>
          </table:table-cell>
          <table:table-cell table:style-name="TableCell198">
            <text:p text:style-name="P199"><text:span text:style-name="T200">setup.required</text:span><text:span text:style-name="T201"><text:s/>muss passen</text:span></text:p>
          </table:table-cell>
          <table:table-cell table:style-name="TableCell202">
            <text:p text:style-name="P203"><text:span text:style-name="T204">buildStation()</text:span><text:span text:style-name="T205">/</text:span><text:span text:style-name="T206">buildHyperlane()</text:span><text:span text:style-name="T207"><text:s/>prüfen<text:s/></text:span><text:span text:style-name="T208">setup.required</text:span></text:p>
          </table:table-cell>
          <table:table-cell table:style-name="TableCell209">
            <text:p text:style-name="P210"><text:span text:style-name="T211">Implementiert</text:span></text:p>
          </table:table-cell>
          <table:table-cell table:style-name="TableCell212">
            <text:p text:style-name="P213">UI zeigt “Setup 1/2: Station/Hyperlane”.</text:p>
          </table:table-cell>
        </table:table-row>
        <table:table-row table:style-name="TableRow214">
          <table:table-cell table:style-name="TableCell215">
            <text:p text:style-name="P216">Play</text:p>
          </table:table-cell>
          <table:table-cell table:style-name="TableCell217">
            <text:p text:style-name="P218"><text:span text:style-name="T219">Würfeln nur in MAIN_GAME_LOOP und nur in<text:s/></text:span><text:span text:style-name="T220">phase=await_roll</text:span></text:p>
          </table:table-cell>
          <table:table-cell table:style-name="TableCell221">
            <text:p text:style-name="P222"><text:span text:style-name="T223">status=playing</text:span><text:span text:style-name="T224"><text:s/>und<text:s/></text:span><text:span text:style-name="T225">phase=await_roll</text:span></text:p>
          </table:table-cell>
          <table:table-cell table:style-name="TableCell226">
            <text:p text:style-name="P227"><text:span text:style-name="T228">handleRoll()</text:span></text:p>
          </table:table-cell>
          <table:table-cell table:style-name="TableCell229">
            <text:p text:style-name="P230"><text:span text:style-name="T231">Implementiert</text:span></text:p>
          </table:table-cell>
          <table:table-cell table:style-name="TableCell232">
            <text:p text:style-name="P233">Setup-Phasen: kein Würfeln.</text:p>
          </table:table-cell>
        </table:table-row>
        <table:table-row table:style-name="TableRow234">
          <table:table-cell table:style-name="TableCell235">
            <text:p text:style-name="P236">Play</text:p>
          </table:table-cell>
          <table:table-cell table:style-name="TableCell237">
            <text:p text:style-name="P238"><text:span text:style-name="T239">Bauen nur in<text:s/></text:span><text:span text:style-name="T240">phase=main</text:span></text:p>
          </table:table-cell>
          <table:table-cell table:style-name="TableCell241">
            <text:p text:style-name="P242"><text:span text:style-name="T243">phase=main</text:span></text:p>
          </table:table-cell>
          <table:table-cell table:style-name="TableCell244">
            <text:p text:style-name="P245"><text:span text:style-name="T246">buildStation()</text:span><text:span text:style-name="T247">,<text:s/></text:span><text:span text:style-name="T248">bui</text:span><text:span text:style-name="T249">ldHyperlane()</text:span><text:span text:style-name="T250">,<text:s/></text:span><text:span text:style-name="T251">upgradeToStarbase()</text:span></text:p>
          </table:table-cell>
          <table:table-cell table:style-name="TableCell252">
            <text:p text:style-name="P253"><text:span text:style-name="T254">Implementiert</text:span></text:p>
          </table:table-cell>
          <table:table-cell table:style-name="TableCell255">
            <text:p text:style-name="P256">Upgrade nur im Main Game Loop, nicht im Setup.</text:p>
          </table:table-cell>
        </table:table-row>
        <table:table-row table:style-name="TableRow257">
          <table:table-cell table:style-name="TableCell258">
            <text:p text:style-name="P259">Play</text:p>
          </table:table-cell>
          <table:table-cell table:style-name="TableCell260">
            <text:p text:style-name="P261">Zugende</text:p>
          </table:table-cell>
          <table:table-cell table:style-name="TableCell262">
            <text:p text:style-name="P263">Nur im Main Game Loop; nicht während Wormhole-Entscheidung</text:p>
          </table:table-cell>
          <table:table-cell table:style-name="TableCell264">
            <text:p text:style-name="P265"><text:span text:style-name="T266">endTurn()</text:span><text:span text:style-name="T267"><text:s/>blockt bei<text:s/></text:span><text:span text:style-name="T268">phase=wormhole</text:span></text:p>
          </table:table-cell>
          <table:table-cell table:style-name="TableCell269">
            <text:p text:style-name="P270"><text:span text:style-name="T271">Implementiert</text:span></text:p>
          </table:table-cell>
          <table:table-cell table:style-name="TableCell272">
            <text:p text:style-name="P273">Setup: “Zug Ende” wird nicht verwendet; Setup turnt automatisch nach Hyperlane.</text:p>
          </table:table-cell>
        </table:table-row>
      </table:table>
      <text:h text:style-name="P274" text:outline-level="2">3) Bau-Regeln / Kosten / Scoring</text:h>
      <table:table table:style-name="Table275">
        <table:table-columns>
          <table:table-column table:style-name="TableColumn276"/>
          <table:table-column table:style-name="TableColumn277"/>
          <table:table-column table:style-name="TableColumn278"/>
          <table:table-column table:style-name="TableColumn279"/>
          <table:table-column table:style-name="TableColumn280"/>
          <table:table-column table:style-name="TableColumn281"/>
        </table:table-columns>
        <table:table-header-rows>
          <table:table-row table:style-name="TableRow282">
            <table:table-cell table:style-name="TableCell283">
              <text:p text:style-name="P284">Kategorie</text:p>
            </table:table-cell>
            <table:table-cell table:style-name="TableCell285">
              <text:p text:style-name="P286">Regel</text:p>
            </table:table-cell>
            <table:table-cell table:style-name="TableCell287">
              <text:p text:style-name="P288">Trigger / Bedingung</text:p>
            </table:table-cell>
            <table:table-cell table:style-name="TableCell289">
              <text:p text:style-name="P290">Implementierung</text:p>
            </table:table-cell>
            <table:table-cell table:style-name="TableCell291">
              <text:p text:style-name="P292">Status</text:p>
            </table:table-cell>
            <table:table-cell table:style-name="TableCell293">
              <text:p text:style-name="P294">Notizen</text:p>
            </table:table-cell>
          </table:table-row>
        </table:table-header-rows>
        <table:table-row table:style-name="TableRow295">
          <table:table-cell table:style-name="TableCell296">
            <text:p text:style-name="P297">Build</text:p>
          </table:table-cell>
          <table:table-cell table:style-name="TableCell298">
            <text:p text:style-name="P299">Station: Kosten &amp; Punkte</text:p>
          </table:table-cell>
          <table:table-cell table:style-name="TableCell300">
            <text:p text:style-name="P301"><text:span text:style-name="T302">Main Game: kostet<text:s/></text:span><text:span text:style-name="T303">1 metal + 1 gas + 1 food + 1 crystal</text:span><text:span text:style-name="T304"><text:s/>und gibt +1 Score</text:span></text:p>
          </table:table-cell>
          <table:table-cell table:style-name="TableCell305">
            <text:p text:style-name="P306"><text:span text:style-name="T307">buildStation()</text:span></text:p>
          </table:table-cell>
          <table:table-cell table:style-name="TableCell308">
            <text:p text:style-name="P309"><text:span text:style-name="T310">Implementiert</text:span></text:p>
          </table:table-cell>
          <table:table-cell table:style-name="TableCell311">
            <text:p text:style-name="P312">Setup: Kosten = 0, +1 Score bleibt derzeit aktiv.</text:p>
          </table:table-cell>
        </table:table-row>
        <table:table-row table:style-name="TableRow313">
          <table:table-cell table:style-name="TableCell314">
            <text:p text:style-name="P315">Build</text:p>
          </table:table-cell>
          <table:table-cell table:style-name="TableCell316">
            <text:p text:style-name="P317">Hyperlane: Kosten</text:p>
          </table:table-cell>
          <table:table-cell table:style-name="TableCell318">
            <text:p text:style-name="P319"><text:span text:style-name="T320">Main Game: kostet<text:s/></text:span><text:span text:style-name="T321">1 metal + 1 gas</text:span></text:p>
          </table:table-cell>
          <table:table-cell table:style-name="TableCell322">
            <text:p text:style-name="P323"><text:span text:style-name="T324">buildHyperlane()</text:span></text:p>
          </table:table-cell>
          <table:table-cell table:style-name="TableCell325">
            <text:p text:style-name="P326"><text:span text:style-name="T327">Implementiert</text:span></text:p>
          </table:table-cell>
          <table:table-cell table:style-name="TableCell328">
            <text:p text:style-name="P329">Setup: Kosten = 0.</text:p>
          </table:table-cell>
        </table:table-row>
        <table:table-row table:style-name="TableRow330">
          <table:table-cell table:style-name="TableCell331">
            <text:p text:style-name="P332">Build</text:p>
          </table:table-cell>
          <table:table-cell table:style-name="TableCell333">
            <text:p text:style-name="P334">Sternenbasis: Upgrade</text:p>
          </table:table-cell>
          <table:table-cell table:style-name="TableCell335">
            <text:p text:style-name="P336"><text:span text:style-name="T337">Nur wenn Station an Vertex existiert; kostet<text:s/></text:span><text:span text:style-name="T338">3 data + 2 crystal</text:span><text:span text:style-name="T339">; +1 Score</text:span></text:p>
          </table:table-cell>
          <table:table-cell table:style-name="TableCell340">
            <text:p text:style-name="P341"><text:span text:style-name="T342">upgradeToStarbase()</text:span></text:p>
          </table:table-cell>
          <table:table-cell table:style-name="TableCell343">
            <text:p text:style-name="P344"><text:span text:style-name="T345">Implementiert</text:span></text:p>
          </table:table-cell>
          <table:table-cell table:style-name="TableCell346">
            <text:p text:style-name="P347">Production (siehe Ressourcen): Sternenbasis produziert doppelt.</text:p>
          </table:table-cell>
        </table:table-row>
        <table:table-row table:style-name="TableRow348">
          <table:table-cell table:style-name="TableCell349">
            <text:p text:style-name="P350">Placement</text:p>
          </table:table-cell>
          <table:table-cell table:style-name="TableCell351">
            <text:p text:style-name="P352">Kein doppeltes Bauen auf gleicher Position</text:p>
          </table:table-cell>
          <table:table-cell table:style-name="TableCell353">
            <text:p text:style-name="P354">Station<text:s/>pro Vertex max 1, Hyperlane pro Edge max 1</text:p>
          </table:table-cell>
          <table:table-cell table:style-name="TableCell355">
            <text:p text:style-name="P356"><text:span text:style-name="T357">buildStation()</text:span><text:span text:style-name="T358">/</text:span><text:span text:style-name="T359">buildHyperlane()</text:span><text:span text:style-name="T360"><text:s/>prüfen Belegung</text:span></text:p>
          </table:table-cell>
          <table:table-cell table:style-name="TableCell361">
            <text:p text:style-name="P362"><text:span text:style-name="T363">Implementiert</text:span></text:p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Placement</text:p>
          </table:table-cell>
          <table:table-cell table:style-name="TableCell369">
            <text:p text:style-name="P370">Connectivity-Regel</text:p>
          </table:table-cell>
          <table:table-cell table:style-name="TableCell371">
            <text:p text:style-name="P372">Wenn Spieler bereits etwas gebaut hat, müssen neue Builds connected sein</text:p>
          </table:table-cell>
          <table:table-cell table:style-name="TableCell373">
            <text:p text:style-name="P374"><text:span text:style-name="T375">hasConnectionToEdge()</text:span><text:span text:style-name="T376"><text:s/>+ Check in<text:s/></text:span><text:span text:style-name="T377">buildStation</text:span><text:span text:style-name="T378">/</text:span><text:span text:style-name="T379">b</text:span><text:span text:style-name="T380">uildHyperlane</text:span></text:p>
          </table:table-cell>
          <table:table-cell table:style-name="TableCell381">
            <text:p text:style-name="P382"><text:span text:style-name="T383">Implementiert</text:span></text:p>
          </table:table-cell>
          <table:table-cell table:style-name="TableCell384">
            <text:p text:style-name="P385">Erstes Build darf “frei” platziert werden.</text:p>
          </table:table-cell>
        </table:table-row>
        <table:table-row table:style-name="TableRow386">
          <table:table-cell table:style-name="TableCell387">
            <text:p text:style-name="P388">Placement</text:p>
          </table:table-cell>
          <table:table-cell table:style-name="TableCell389">
            <text:p text:style-name="P390">Setup-Limits</text:p>
          </table:table-cell>
          <table:table-cell table:style-name="TableCell391">
            <text:p text:style-name="P392">Setup1: max 1 Station + 1 Lane; Setup2: max 2 Station + 2 Lane</text:p>
          </table:table-cell>
          <table:table-cell table:style-name="TableCell393">
            <text:p text:style-name="P394"><text:span text:style-name="T395">Counts:<text:s/></text:span><text:span text:style-name="T396">setup.placementsByPlayerId</text:span><text:span text:style-name="T397"><text:s/>in<text:s/></text:span><text:span text:style-name="T398">engine.ts</text:span></text:p>
          </table:table-cell>
          <table:table-cell table:style-name="TableCell399">
            <text:p text:style-name="P400"><text:span text:style-name="T401">Implementiert</text:span></text:p>
          </table:table-cell>
          <table:table-cell table:style-name="TableCell402">
            <text:p text:style-name="P403"/>
          </table:table-cell>
        </table:table-row>
      </table:table>
      <text:h text:style-name="P404" text:outline-level="2">4) Würfeln / Produktion / Ressourcen</text:h>
      <table:table table:style-name="Table405">
        <table:table-columns>
          <table:table-column table:style-name="TableColumn406"/>
          <table:table-column table:style-name="TableColumn407"/>
          <table:table-column table:style-name="TableColumn408"/>
          <table:table-column table:style-name="TableColumn409"/>
          <table:table-column table:style-name="TableColumn410"/>
          <table:table-column table:style-name="TableColumn411"/>
        </table:table-columns>
        <table:table-header-rows>
          <table:table-row table:style-name="TableRow412">
            <table:table-cell table:style-name="TableCell413">
              <text:p text:style-name="P414">Kategorie</text:p>
            </table:table-cell>
            <table:table-cell table:style-name="TableCell415">
              <text:p text:style-name="P416">Regel</text:p>
            </table:table-cell>
            <table:table-cell table:style-name="TableCell417">
              <text:p text:style-name="P418">Trigger / Bedingung</text:p>
            </table:table-cell>
            <table:table-cell table:style-name="TableCell419">
              <text:p text:style-name="P420">Implementierung</text:p>
            </table:table-cell>
            <table:table-cell table:style-name="TableCell421">
              <text:p text:style-name="P422">Status</text:p>
            </table:table-cell>
            <table:table-cell table:style-name="TableCell423">
              <text:p text:style-name="P424">Notizen</text:p>
            </table:table-cell>
          </table:table-row>
        </table:table-header-rows>
        <table:table-row table:style-name="TableRow425">
          <table:table-cell table:style-name="TableCell426">
            <text:p text:style-name="P427">Dice</text:p>
          </table:table-cell>
          <table:table-cell table:style-name="TableCell428">
            <text:p text:style-name="P429">2W6</text:p>
          </table:table-cell>
          <table:table-cell table:style-name="TableCell430">
            <text:p text:style-name="P431"><text:span text:style-name="T432">Bei Roll:<text:s/></text:span><text:span text:style-name="T433">d1,d2,sum</text:span></text:p>
          </table:table-cell>
          <table:table-cell table:style-name="TableCell434">
            <text:p text:style-name="P435"><text:span text:style-name="T436">handleRoll()</text:span><text:span text:style-name="T437"><text:s/>erstellt<text:s/></text:span><text:span text:style-name="T438">DiceRoll</text:span></text:p>
          </table:table-cell>
          <table:table-cell table:style-name="TableCell439">
            <text:p text:style-name="P440"><text:span text:style-name="T441">Implementiert</text:span></text:p>
          </table:table-cell>
          <table:table-cell table:style-name="TableCell442">
            <text:p text:style-name="P443">Roll nur in Main Game Loop.</text:p>
          </table:table-cell>
        </table:table-row>
        <table:table-row table:style-name="TableRow444">
          <table:table-cell table:style-name="TableCell445">
            <text:p text:style-name="P446">Prod</text:p>
          </table:table-cell>
          <table:table-cell table:style-name="TableCell447">
            <text:p text:style-name="P448">Produktion pro Tile-Nummer</text:p>
          </table:table-cell>
          <table:table-cell table:style-name="TableCell449">
            <text:p text:style-name="P450"><text:span text:style-name="T451">Alle Tiles mit<text:s/></text:span><text:span text:style-name="T452">numberToken == sum</text:span><text:span text:style-name="T453"><text:s/>produzieren an angrenzenden Stationen</text:span></text:p>
          </table:table-cell>
          <table:table-cell table:style-name="TableCell454">
            <text:p text:style-name="P455"><text:span text:style-name="T456">distributeProduction()</text:span></text:p>
          </table:table-cell>
          <table:table-cell table:style-name="TableCell457">
            <text:p text:style-name="P458"><text:span text:style-name="T459">Implementiert</text:span></text:p>
          </table:table-cell>
          <table:table-cell table:style-name="TableCell460">
            <text:p text:style-name="P461">Station: +1, Sternenbasis: +2, pro Tile summiert.</text:p>
          </table:table-cell>
        </table:table-row>
        <table:table-row table:style-name="TableRow462">
          <table:table-cell table:style-name="TableCell463">
            <text:p text:style-name="P464">Prod</text:p>
          </table:table-cell>
          <table:table-cell table:style-name="TableCell465">
            <text:p text:style-name="P466">Black Hole blockt Produktion</text:p>
          </table:table-cell>
          <table:table-cell table:style-name="TableCell467">
            <text:p text:style-name="P468"><text:span text:style-name="T469">Tile mit<text:s/></text:span><text:span text:style-name="T470">id == blackHoleTileId</text:span><text:span text:style-name="T471"><text:s/>produziert nie</text:span></text:p>
          </table:table-cell>
          <table:table-cell table:style-name="TableCell472">
            <text:p text:style-name="P473"><text:span text:style-name="T474">distributeProduction()</text:span></text:p>
          </table:table-cell>
          <table:table-cell table:style-name="TableCell475">
            <text:p text:style-name="P476"><text:span text:style-name="T477">Implemen</text:span><text:span text:style-name="T478">tiert</text:span></text:p>
          </table:table-cell>
          <table:table-cell table:style-name="TableCell479">
            <text:p text:style-name="P480"/>
          </table:table-cell>
        </table:table-row>
        <text:soft-page-break/>
        <table:table-row table:style-name="TableRow481">
          <table:table-cell table:style-name="TableCell482">
            <text:p text:style-name="P483">Prod</text:p>
          </table:table-cell>
          <table:table-cell table:style-name="TableCell484">
            <text:p text:style-name="P485">Singularity produziert nie</text:p>
          </table:table-cell>
          <table:table-cell table:style-name="TableCell486">
            <text:p text:style-name="P487"><text:span text:style-name="T488">biome == singularity</text:span></text:p>
          </table:table-cell>
          <table:table-cell table:style-name="TableCell489">
            <text:p text:style-name="P490"><text:span text:style-name="T491">distributeProduction()</text:span></text:p>
          </table:table-cell>
          <table:table-cell table:style-name="TableCell492">
            <text:p text:style-name="P493"><text:span text:style-name="T494">Implementiert</text:span></text:p>
          </table:table-cell>
          <table:table-cell table:style-name="TableCell495">
            <text:p text:style-name="P496"/>
          </table:table-cell>
        </table:table-row>
        <table:table-row table:style-name="TableRow497">
          <table:table-cell table:style-name="TableCell498">
            <text:p text:style-name="P499">Setup</text:p>
          </table:table-cell>
          <table:table-cell table:style-name="TableCell500">
            <text:p text:style-name="P501">Start-Ressourcen in Setup Phase 2</text:p>
          </table:table-cell>
          <table:table-cell table:style-name="TableCell502">
            <text:p text:style-name="P503">Beim Setzen der Setup2-Station: +1 Ressource pro angrenzendem Tile (Biome→Ressource)</text:p>
          </table:table-cell>
          <table:table-cell table:style-name="TableCell504">
            <text:p text:style-name="P505"><text:span text:style-name="T506">giveSetup2StartResources()</text:span><text:span text:style-name="T507"><text:s/>in<text:s/></text:span><text:span text:style-name="T508">buildStation()</text:span></text:p>
          </table:table-cell>
          <table:table-cell table:style-name="TableCell509">
            <text:p text:style-name="P510"><text:span text:style-name="T511">Implementiert</text:span></text:p>
          </table:table-cell>
          <table:table-cell table:style-name="TableCell512">
            <text:p text:style-name="P513">Singularity zählt nicht.</text:p>
          </table:table-cell>
        </table:table-row>
      </table:table>
      <text:h text:style-name="P514" text:outline-level="2">5) “Black Hole” / “Wormhole Jump” (7)</text:h>
      <table:table table:style-name="Table515">
        <table:table-columns>
          <table:table-column table:style-name="TableColumn516"/>
          <table:table-column table:style-name="TableColumn517"/>
          <table:table-column table:style-name="TableColumn518"/>
          <table:table-column table:style-name="TableColumn519"/>
          <table:table-column table:style-name="TableColumn520"/>
          <table:table-column table:style-name="TableColumn521"/>
        </table:table-columns>
        <table:table-header-rows>
          <table:table-row table:style-name="TableRow522">
            <table:table-cell table:style-name="TableCell523">
              <text:p text:style-name="P524">Kategorie</text:p>
            </table:table-cell>
            <table:table-cell table:style-name="TableCell525">
              <text:p text:style-name="P526">Regel</text:p>
            </table:table-cell>
            <table:table-cell table:style-name="TableCell527">
              <text:p text:style-name="P528">Trigger / Bedingung</text:p>
            </table:table-cell>
            <table:table-cell table:style-name="TableCell529">
              <text:p text:style-name="P530">Implementierung</text:p>
            </table:table-cell>
            <table:table-cell table:style-name="TableCell531">
              <text:p text:style-name="P532">Status</text:p>
            </table:table-cell>
            <table:table-cell table:style-name="TableCell533">
              <text:p text:style-name="P534">Notizen</text:p>
            </table:table-cell>
          </table:table-row>
        </table:table-header-rows>
        <table:table-row table:style-name="TableRow535">
          <table:table-cell table:style-name="TableCell536">
            <text:p text:style-name="P537">Dice</text:p>
          </table:table-cell>
          <table:table-cell table:style-name="TableCell538">
            <text:p text:style-name="P539">Bei Summe 7: keine Produktion</text:p>
          </table:table-cell>
          <table:table-cell table:style-name="TableCell540">
            <text:p text:style-name="P541"><text:span text:style-name="T542">sum == 7</text:span></text:p>
          </table:table-cell>
          <table:table-cell table:style-name="TableCell543">
            <text:p text:style-name="P544"><text:span text:style-name="T545">handleRoll()</text:span></text:p>
          </table:table-cell>
          <table:table-cell table:style-name="TableCell546">
            <text:p text:style-name="P547"><text:span text:style-name="T548">Implementiert</text:span></text:p>
          </table:table-cell>
          <table:table-cell table:style-name="TableCell549">
            <text:p text:style-name="P550"><text:span text:style-name="T551">Setzt<text:s/></text:span><text:span text:style-name="T552">phase=wormhole</text:span><text:span text:style-name="T553">.</text:span></text:p>
          </table:table-cell>
        </table:table-row>
        <table:table-row table:style-name="TableRow554">
          <table:table-cell table:style-name="TableCell555">
            <text:p text:style-name="P556">Wormhole</text:p>
          </table:table-cell>
          <table:table-cell table:style-name="TableCell557">
            <text:p text:style-name="P558">Black Hole versetzen</text:p>
          </table:table-cell>
          <table:table-cell table:style-name="TableCell559">
            <text:p text:style-name="P560"><text:span text:style-name="T561">Während<text:s/></text:span><text:span text:style-name="T562">phase=wormhole</text:span><text:span text:style-name="T563"><text:s/>muss Spieler Ziel-Tile wählen</text:span></text:p>
          </table:table-cell>
          <table:table-cell table:style-name="TableCell564">
            <text:p text:style-name="P565"><text:span text:style-name="T566">resolveWormhole()</text:span></text:p>
          </table:table-cell>
          <table:table-cell table:style-name="TableCell567">
            <text:p text:style-name="P568"><text:span text:style-name="T569">Implementiert</text:span></text:p>
          </table:table-cell>
          <table:table-cell table:style-name="TableCell570">
            <text:p text:style-name="P571">Frontend: Klick auf Tile verschiebt (Teleport-UI optional).</text:p>
          </table:table-cell>
        </table:table-row>
        <table:table-row table:style-name="TableRow572">
          <table:table-cell table:style-name="TableCell573">
            <text:p text:style-name="P574">Wormhole</text:p>
          </table:table-cell>
          <table:table-cell table:style-name="TableCell575">
            <text:p text:style-name="P576">Bis zu 2 Hyperlanes teleportieren</text:p>
          </table:table-cell>
          <table:table-cell table:style-name="TableCell577">
            <text:p text:style-name="P578"><text:span text:style-name="T579">Optional:<text:s/></text:span><text:span text:style-name="T580">moves[]</text:span><text:span text:style-name="T581"><text:s/>(fromEdgeId→toEdgeI</text:span><text:span text:style-name="T582">d), Ziel muss frei sein</text:span></text:p>
          </table:table-cell>
          <table:table-cell table:style-name="TableCell583">
            <text:p text:style-name="P584"><text:span text:style-name="T585">resolveWormhole()</text:span></text:p>
          </table:table-cell>
          <table:table-cell table:style-name="TableCell586">
            <text:p text:style-name="P587"><text:span text:style-name="T588">Teilweise</text:span></text:p>
          </table:table-cell>
          <table:table-cell table:style-name="TableCell589">
            <text:p text:style-name="P590">Backend kann es, UI sendet aktuell keine Moves.</text:p>
          </table:table-cell>
        </table:table-row>
        <table:table-row table:style-name="TableRow591">
          <table:table-cell table:style-name="TableCell592">
            <text:p text:style-name="P593">Black Hole</text:p>
          </table:table-cell>
          <table:table-cell table:style-name="TableCell594">
            <text:p text:style-name="P595">Black Hole “frisst” Rohstoffe (1/6)</text:p>
          </table:table-cell>
          <table:table-cell table:style-name="TableCell596">
            <text:p text:style-name="P597">Nach Produktion bei Nicht-7 Roll: 1/6 Chance</text:p>
          </table:table-cell>
          <table:table-cell table:style-name="TableCell598">
            <text:p text:style-name="P599"><text:span text:style-name="T600">maybeBlackHoleSteal()</text:span></text:p>
          </table:table-cell>
          <table:table-cell table:style-name="TableCell601">
            <text:p text:style-name="P602"><text:span text:style-name="T603">Implementiert</text:span></text:p>
          </table:table-cell>
          <table:table-cell table:style-name="TableCell604">
            <text:p text:style-name="P605">Betroffen: Spieler mit Station an Black-Hole-Tile. Jeder verliert 1 zufälligen Rohstoff, falls vorhanden.</text:p>
          </table:table-cell>
        </table:table-row>
      </table:table>
      <text:h text:style-name="P606" text:outline-level="2">6) Runden / Board-Rotation / Spielende</text:h>
      <table:table table:style-name="Table607">
        <table:table-columns>
          <table:table-column table:style-name="TableColumn608"/>
          <table:table-column table:style-name="TableColumn609"/>
          <table:table-column table:style-name="TableColumn610"/>
          <table:table-column table:style-name="TableColumn611"/>
          <table:table-column table:style-name="TableColumn612"/>
          <table:table-column table:style-name="TableColumn613"/>
        </table:table-columns>
        <table:table-header-rows>
          <table:table-row table:style-name="TableRow614">
            <table:table-cell table:style-name="TableCell615">
              <text:p text:style-name="P616">Kategorie</text:p>
            </table:table-cell>
            <table:table-cell table:style-name="TableCell617">
              <text:p text:style-name="P618">Regel</text:p>
            </table:table-cell>
            <table:table-cell table:style-name="TableCell619">
              <text:p text:style-name="P620">Trigger / Bedingung</text:p>
            </table:table-cell>
            <table:table-cell table:style-name="TableCell621">
              <text:p text:style-name="P622">Implementierung</text:p>
            </table:table-cell>
            <table:table-cell table:style-name="TableCell623">
              <text:p text:style-name="P624">Status</text:p>
            </table:table-cell>
            <table:table-cell table:style-name="TableCell625">
              <text:p text:style-name="P626">Notizen</text:p>
            </table:table-cell>
          </table:table-row>
        </table:table-header-rows>
        <table:table-row table:style-name="TableRow627">
          <table:table-cell table:style-name="TableCell628">
            <text:p text:style-name="P629">Round</text:p>
          </table:table-cell>
          <table:table-cell table:style-name="TableCell630">
            <text:p text:style-name="P631">Outer Ring rotiert nach kompletter Runde</text:p>
          </table:table-cell>
          <table:table-cell table:style-name="TableCell632">
            <text:p text:style-name="P633">Wenn Spielerwechsel zurück zu Index 0</text:p>
          </table:table-cell>
          <table:table-cell table:style-name="TableCell634">
            <text:p text:style-name="P635"><text:span text:style-name="T636">endTurn()</text:span><text:span text:style-name="T637"><text:s/>→<text:s/></text:span><text:span text:style-name="T638">rotateOuterRing()</text:span></text:p>
          </table:table-cell>
          <table:table-cell table:style-name="TableCell639">
            <text:p text:style-name="P640"><text:span text:style-name="T641">Implementiert</text:span></text:p>
          </table:table-cell>
          <table:table-cell table:style-name="TableCell642">
            <text:p text:style-name="P643">Rotation verschiebt Biome/Nummern im äußeren Ring.</text:p>
          </table:table-cell>
        </table:table-row>
        <text:soft-page-break/>
        <table:table-row table:style-name="TableRow644">
          <table:table-cell table:style-name="TableCell645">
            <text:p text:style-name="P646">End</text:p>
          </table:table-cell>
          <table:table-cell table:style-name="TableCell647">
            <text:p text:style-name="P648">Spiel endet nach max. Runden</text:p>
          </table:table-cell>
          <table:table-cell table:style-name="TableCell649">
            <text:p text:style-name="P650"><text:span text:style-name="T651">Wenn<text:s/></text:span><text:span text:style-name="T652">round &gt; maxRounds</text:span></text:p>
          </table:table-cell>
          <table:table-cell table:style-name="TableCell653">
            <text:p text:style-name="P654"><text:span text:style-name="T655">finishIfNeeded()</text:span></text:p>
          </table:table-cell>
          <table:table-cell table:style-name="TableCell656">
            <text:p text:style-name="P657"><text:span text:style-name="T658">Implemen</text:span><text:span text:style-name="T659">tiert</text:span></text:p>
          </table:table-cell>
          <table:table-cell table:style-name="TableCell660">
            <text:p text:style-name="P661"><text:span text:style-name="T662">Winner: höchste<text:s/></text:span><text:span text:style-name="T663">score</text:span><text:span text:style-name="T664">.</text:span></text:p>
          </table:table-cell>
        </table:table-row>
      </table:table>
      <text:h text:style-name="P665" text:outline-level="2">7) Netzwerk / Events / Persistenz</text:h>
      <table:table table:style-name="Table666">
        <table:table-columns>
          <table:table-column table:style-name="TableColumn667"/>
          <table:table-column table:style-name="TableColumn668"/>
          <table:table-column table:style-name="TableColumn669"/>
          <table:table-column table:style-name="TableColumn670"/>
          <table:table-column table:style-name="TableColumn671"/>
          <table:table-column table:style-name="TableColumn672"/>
        </table:table-columns>
        <table:table-header-rows>
          <table:table-row table:style-name="TableRow673">
            <table:table-cell table:style-name="TableCell674">
              <text:p text:style-name="P675">Kategorie</text:p>
            </table:table-cell>
            <table:table-cell table:style-name="TableCell676">
              <text:p text:style-name="P677">Regel</text:p>
            </table:table-cell>
            <table:table-cell table:style-name="TableCell678">
              <text:p text:style-name="P679">Trigger / Bedingung</text:p>
            </table:table-cell>
            <table:table-cell table:style-name="TableCell680">
              <text:p text:style-name="P681">Implementierung</text:p>
            </table:table-cell>
            <table:table-cell table:style-name="TableCell682">
              <text:p text:style-name="P683">Status</text:p>
            </table:table-cell>
            <table:table-cell table:style-name="TableCell684">
              <text:p text:style-name="P685">Notizen</text:p>
            </table:table-cell>
          </table:table-row>
        </table:table-header-rows>
        <table:table-row table:style-name="TableRow686">
          <table:table-cell table:style-name="TableCell687">
            <text:p text:style-name="P688">Socket</text:p>
          </table:table-cell>
          <table:table-cell table:style-name="TableCell689">
            <text:p text:style-name="P690">Game Actions via Socket.io</text:p>
          </table:table-cell>
          <table:table-cell table:style-name="TableCell691">
            <text:p text:style-name="P692">start_game, roll_dice, resolve_wormhole, build_station, build_hyperlane, upgrade_starbase, end_turn</text:p>
          </table:table-cell>
          <table:table-cell table:style-name="TableCell693">
            <text:p text:style-name="P694"><text:span text:style-name="T695">backend/src/server.ts</text:span></text:p>
          </table:table-cell>
          <table:table-cell table:style-name="TableCell696">
            <text:p text:style-name="P697"><text:span text:style-name="T698">Implementiert</text:span></text:p>
          </table:table-cell>
          <table:table-cell table:style-name="TableCell699">
            <text:p text:style-name="P700"><text:span text:style-name="T701">State wird nach jeder Action als<text:s/></text:span><text:span text:style-name="T702">game_state</text:span><text:span text:style-name="T703"><text:s/>broadcastet.</text:span></text:p>
          </table:table-cell>
        </table:table-row>
        <table:table-row table:style-name="TableRow704">
          <table:table-cell table:style-name="TableCell705">
            <text:p text:style-name="P706">Chat</text:p>
          </table:table-cell>
          <table:table-cell table:style-name="TableCell707">
            <text:p text:style-name="P708">Chat ist Teil des GameState</text:p>
          </table:table-cell>
          <table:table-cell table:style-name="TableCell709">
            <text:p text:style-name="P710">max. 50 Messages, profanity filter, maxLen 200</text:p>
          </table:table-cell>
          <table:table-cell table:style-name="TableCell711">
            <text:p text:style-name="P712"><text:span text:style-name="T713">send_chat_message</text:span><text:span text:style-name="T714"><text:s/>in<text:s/></text:span><text:span text:style-name="T715">server.ts</text:span></text:p>
          </table:table-cell>
          <table:table-cell table:style-name="TableCell716">
            <text:p text:style-name="P717"><text:span text:style-name="T718">Implementiert</text:span></text:p>
          </table:table-cell>
          <table:table-cell table:style-name="TableCell719">
            <text:p text:style-name="P720"/>
          </table:table-cell>
        </table:table-row>
        <table:table-row table:style-name="TableRow721">
          <table:table-cell table:style-name="TableCell722">
            <text:p text:style-name="P723">Bots</text:p>
          </table:table-cell>
          <table:table-cell table:style-name="TableCell724">
            <text:p text:style-name="P725">Bots handeln serverseitig</text:p>
          </table:table-cell>
          <table:table-cell table:style-name="TableCell726">
            <text:p text:style-name="P727">Nach jeder Aktion laufen Bots bis wieder Mensch dran ist</text:p>
          </table:table-cell>
          <table:table-cell table:style-name="TableCell728">
            <text:p text:style-name="P729"><text:span text:style-name="T730">runBotsUntilHuman()</text:span><text:span text:style-name="T731"><text:s/>in<text:s/></text:span><text:span text:style-name="T732">server.ts</text:span><text:span text:style-name="T733"><text:s/>+<text:s/></text:span><text:span text:style-name="T734">botAct()</text:span></text:p>
          </table:table-cell>
          <table:table-cell table:style-name="TableCell735">
            <text:p text:style-name="P736"><text:span text:style-name="T737">Implementiert</text:span></text:p>
          </table:table-cell>
          <table:table-cell table:style-name="TableCell738">
            <text:p text:style-name="P739">Setup wird unterstützt.</text:p>
          </table:table-cell>
        </table:table-row>
        <table:table-row table:style-name="TableRow740">
          <table:table-cell table:style-name="TableCell741">
            <text:p text:style-name="P742">Auth</text:p>
          </table:table-cell>
          <table:table-cell table:style-name="TableCell743">
            <text:p text:style-name="P744">Auth + Friends wiederverwendet</text:p>
          </table:table-cell>
          <table:table-cell table:style-name="TableCell745">
            <text:p text:style-name="P746">JWT + Verified Email Check (dev kann seed)</text:p>
          </table:table-cell>
          <table:table-cell table:style-name="TableCell747">
            <text:p text:style-name="P748"><text:span text:style-name="T749">backend/src/api/auth.ts</text:span><text:span text:style-name="T750">,<text:s/></text:span><text:span text:style-name="T751">backend/src/auth/store.ts</text:span></text:p>
          </table:table-cell>
          <table:table-cell table:style-name="TableCell752">
            <text:p text:style-name="P753"><text:span text:style-name="T754">Implementiert</text:span></text:p>
          </table:table-cell>
          <table:table-cell table:style-name="TableCell755">
            <text:p text:style-name="P756"><text:span text:style-name="T757">MongoDB optional per<text:s/></text:span><text:span text:style-name="T758">MONGODB_URI</text:span><text:span text:style-name="T759">.</text:span></text:p>
          </table:table-cell>
        </table:table-row>
      </table:table>
      <text:h text:style-name="P760" text:outline-level="2">8) Bekannte Lücken (gezielt ergänzen)</text:h>
      <table:table table:style-name="Table761">
        <table:table-columns>
          <table:table-column table:style-name="TableColumn762"/>
          <table:table-column table:style-name="TableColumn763"/>
          <table:table-column table:style-name="TableColumn764"/>
          <table:table-column table:style-name="TableColumn765"/>
          <table:table-column table:style-name="TableColumn766"/>
          <table:table-column table:style-name="TableColumn767"/>
        </table:table-columns>
        <table:table-header-rows>
          <table:table-row table:style-name="TableRow768">
            <table:table-cell table:style-name="TableCell769">
              <text:p text:style-name="P770">Kategorie</text:p>
            </table:table-cell>
            <table:table-cell table:style-name="TableCell771">
              <text:p text:style-name="P772">Regel / Feature</text:p>
            </table:table-cell>
            <table:table-cell table:style-name="TableCell773">
              <text:p text:style-name="P774">Warum wichtig</text:p>
            </table:table-cell>
            <table:table-cell table:style-name="TableCell775">
              <text:p text:style-name="P776">Wo zu implementieren</text:p>
            </table:table-cell>
            <table:table-cell table:style-name="TableCell777">
              <text:p text:style-name="P778">Status</text:p>
            </table:table-cell>
            <table:table-cell table:style-name="TableCell779">
              <text:p text:style-name="P780">Notizen</text:p>
            </table:table-cell>
          </table:table-row>
        </table:table-header-rows>
        <table:table-row table:style-name="TableRow781">
          <table:table-cell table:style-name="TableCell782">
            <text:p text:style-name="P783">Trade</text:p>
          </table:table-cell>
          <table:table-cell table:style-name="TableCell784">
            <text:p text:style-name="P785">Schwarzmarkt (dynamische Preise)</text:p>
          </table:table-cell>
          <table:table-cell table:style-name="TableCell786">
            <text:p text:style-name="P787">Kernmechanik deiner Spezifikation</text:p>
          </table:table-cell>
          <table:table-cell table:style-name="TableCell788">
            <text:p text:style-name="P789">Neue Engine-Action + UI Panel</text:p>
          </table:table-cell>
          <table:table-cell table:style-name="TableCell790">
            <text:p text:style-name="P791"><text:span text:style-name="T792">Fehlt</text:span></text:p>
          </table:table-cell>
          <table:table-cell table:style-name="TableCell793">
            <text:p text:style-name="P794">Preis-Modell + Limits definieren.</text:p>
          </table:table-cell>
        </table:table-row>
        <table:table-row table:style-name="TableRow795">
          <table:table-cell table:style-name="TableCell796">
            <text:p text:style-name="P797">Setup</text:p>
          </table:table-cell>
          <table:table-cell table:style-name="TableCell798">
            <text:p text:style-name="P799">Abstandsregel für Stationen (optional)</text:p>
          </table:table-cell>
          <table:table-cell table:style-name="TableCell800">
            <text:p text:style-name="P801">Verhindert “zu dichtes” Setup wie bei Catan</text:p>
          </table:table-cell>
          <table:table-cell table:style-name="TableCell802">
            <text:p text:style-name="P803"><text:span text:style-name="T804">buildStation()</text:span><text:span text:style-name="T805"><text:s/>(Neighbor-Vertex-Verbot)</text:span></text:p>
          </table:table-cell>
          <table:table-cell table:style-name="TableCell806">
            <text:p text:style-name="P807"><text:span text:style-name="T808">Fehlt</text:span></text:p>
          </table:table-cell>
          <table:table-cell table:style-name="TableCell809">
            <text:p text:style-name="P810">Benötigt Vertex-Adjazenz aus Edges ableiten.</text:p>
          </table:table-cell>
        </table:table-row>
        <table:table-row table:style-name="TableRow811">
          <table:table-cell table:style-name="TableCell812">
            <text:p text:style-name="P813">Wormhole</text:p>
          </table:table-cell>
          <table:table-cell table:style-name="TableCell814">
            <text:p text:style-name="P815">UI für Hyperlane-Teleport (2 Stück)</text:p>
          </table:table-cell>
          <table:table-cell table:style-name="TableCell816">
            <text:p text:style-name="P817">Unique Twist vollständig nutzbar machen</text:p>
          </table:table-cell>
          <table:table-cell table:style-name="TableCell818">
            <text:p text:style-name="P819"><text:span text:style-name="T820">Frontend sendet<text:s/></text:span><text:span text:style-name="T821">resolve_wormhole</text:span><text:span text:style-name="T822"><text:s/></text:span><text:span text:style-name="T823">mit<text:s/></text:span><text:span text:style-name="T824">moves[]</text:span></text:p>
          </table:table-cell>
          <table:table-cell table:style-name="TableCell825">
            <text:p text:style-name="P826"><text:span text:style-name="T827">Fehlt</text:span></text:p>
          </table:table-cell>
          <table:table-cell table:style-name="TableCell828">
            <text:p text:style-name="P829">Backend ist bereit.</text:p>
          </table:table-cell>
        </table:table-row>
        <table:table-row table:style-name="TableRow830">
          <table:table-cell table:style-name="TableCell831">
            <text:p text:style-name="P832">Balance</text:p>
          </table:table-cell>
          <table:table-cell table:style-name="TableCell833">
            <text:p text:style-name="P834">Scoring (Station im Setup?)</text:p>
          </table:table-cell>
          <table:table-cell table:style-name="TableCell835">
            <text:p text:style-name="P836">Setup-Punkte evtl. ungewollt</text:p>
          </table:table-cell>
          <table:table-cell table:style-name="TableCell837">
            <text:p text:style-name="P838"><text:span text:style-name="T839">buildStation()</text:span><text:span text:style-name="T840"><text:s/>/<text:s/></text:span><text:span text:style-name="T841">upgradeToStarbase()</text:span></text:p>
          </table:table-cell>
          <table:table-cell table:style-name="TableCell842">
            <text:p text:style-name="P843"><text:span text:style-name="T844">Teilweise</text:span></text:p>
          </table:table-cell>
          <table:table-cell table:style-name="TableCell845">
            <text:p text:style-name="P846">Aktuell gibt Setup-Stationen bereits +Score.</text:p>
          </table:table-cell>
        </table:table-row>
      </table:table>
      <text:p text:style-name="small"><text:span text:style-name="T847">Hinweis: Dieses Dokument beschreibt den aktuell implementie</text:span><text:span text:style-name="T848">rten Stand. Für die nächste Iteration empfiehlt sich pro fehlender Regel ein kleiner Engine-Test (Given/When/Then), dann Implementierung, dann UI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decorative" style:font-pitch="variable" svg:panose-1="5 5 1 2 1 7 6 2 5 7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bottom="0.0833in"/>
      <style:text-properties fo:font-weight="bold" style:font-weight-asian="bold" style:font-weight-complex="bold" style:letter-kerning="true" fo:font-size="20pt" style:font-size-asian="20pt" style:font-size-complex="20pt" fo:hyphenate="false"/>
    </style:style>
    <style:style style:name="Überschrift2" style:display-name="Überschrift 2" style:family="paragraph" style:parent-style-name="Standard" style:default-outline-level="2">
      <style:paragraph-properties fo:margin-top="0.1875in" fo:margin-bottom="0.0833in"/>
      <style:text-properties fo:font-weight="bold" style:font-weight-asian="bold" style:font-weight-complex="bold" fo:font-size="14pt" style:font-size-asian="14pt" style:font-size-complex="14pt" fo:hyphenate="false"/>
    </style:style>
    <style:style style:name="Überschrift3" style:display-name="Überschrift 3" style:family="paragraph" style:parent-style-name="Standard" style:default-outline-level="3">
      <style:paragraph-properties fo:margin-top="0.1458in" fo:margin-bottom="0.0833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style:font-name-asian="Times New Roman" fo:font-size="12pt" style:font-size-asian="12pt" style:font-size-complex="12pt" fo:hyphenate="false"/>
    </style:style>
    <style:style style:name="Absatz-Standardschriftart" style:display-name="Absatz-Standardschriftart" style:family="text"/>
    <style:style style:name="HTMLCode" style:display-name="HTML Code" style:family="text" style:parent-style-name="Absatz-Standardschriftart">
      <style:text-properties style:font-name="Consolas" style:font-name-asian="Times New Roman" style:font-name-complex="Consolas" fo:font-size="10pt" style:font-size-asian="10pt" style:font-size-complex="10pt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msonormal0" style:display-name="msonormal" style:family="paragraph" style:parent-style-name="Standard">
      <style:paragraph-properties fo:margin-top="0.0694in" fo:margin-bottom="0.0694in"/>
      <style:text-properties fo:hyphenate="false"/>
    </style:style>
    <style:style style:name="meta" style:display-name="meta" style:family="paragraph" style:parent-style-name="Standard">
      <style:paragraph-properties fo:margin-bottom="0.1458in"/>
      <style:text-properties fo:color="#444444" fo:hyphenate="false"/>
    </style:style>
    <style:style style:name="badge" style:display-name="badge" style:family="paragraph" style:parent-style-name="Standard">
      <style:paragraph-properties fo:border="0.0104in solid #BBBBBB" fo:padding-top="0.0277in" fo:padding-left="0.0833in" fo:padding-bottom="0.0277in" fo:padding-right="0.0833in" style:shadow="none" fo:margin-top="0.0694in" fo:margin-bottom="0.0694in" fo:margin-right="0.0625in"/>
      <style:text-properties fo:font-size="10pt" style:font-size-asian="10pt" style:font-size-complex="10pt" fo:hyphenate="false"/>
    </style:style>
    <style:style style:name="ok" style:display-name="ok" style:family="paragraph" style:parent-style-name="Standard">
      <style:paragraph-properties fo:margin-top="0.0694in" fo:margin-bottom="0.0694in" fo:background-color="#E7F6EA"/>
      <style:text-properties fo:hyphenate="false"/>
    </style:style>
    <style:style style:name="partial" style:display-name="partial" style:family="paragraph" style:parent-style-name="Standard">
      <style:paragraph-properties fo:margin-top="0.0694in" fo:margin-bottom="0.0694in" fo:background-color="#FFF4DF"/>
      <style:text-properties fo:hyphenate="false"/>
    </style:style>
    <style:style style:name="missing" style:display-name="missing" style:family="paragraph" style:parent-style-name="Standard">
      <style:paragraph-properties fo:margin-top="0.0694in" fo:margin-bottom="0.0694in" fo:background-color="#FFE6E6"/>
      <style:text-properties fo:hyphenate="false"/>
    </style:style>
    <style:style style:name="col-cat" style:display-name="col-cat" style:family="paragraph" style:parent-style-name="Standard">
      <style:paragraph-properties fo:margin-top="0.0694in" fo:margin-bottom="0.0694in"/>
      <style:text-properties fo:hyphenate="false"/>
    </style:style>
    <style:style style:name="col-rule" style:display-name="col-rule" style:family="paragraph" style:parent-style-name="Standard">
      <style:paragraph-properties fo:margin-top="0.0694in" fo:margin-bottom="0.0694in"/>
      <style:text-properties fo:hyphenate="false"/>
    </style:style>
    <style:style style:name="col-trigger" style:display-name="col-trigger" style:family="paragraph" style:parent-style-name="Standard">
      <style:paragraph-properties fo:margin-top="0.0694in" fo:margin-bottom="0.0694in"/>
      <style:text-properties fo:hyphenate="false"/>
    </style:style>
    <style:style style:name="col-impl" style:display-name="col-impl" style:family="paragraph" style:parent-style-name="Standard">
      <style:paragraph-properties fo:margin-top="0.0694in" fo:margin-bottom="0.0694in"/>
      <style:text-properties fo:hyphenate="false"/>
    </style:style>
    <style:style style:name="col-status" style:display-name="col-status" style:family="paragraph" style:parent-style-name="Standard">
      <style:paragraph-properties fo:margin-top="0.0694in" fo:margin-bottom="0.0694in"/>
      <style:text-properties fo:hyphenate="false"/>
    </style:style>
    <style:style style:name="col-notes" style:display-name="col-notes" style:family="paragraph" style:parent-style-name="Standard">
      <style:paragraph-properties fo:margin-top="0.0694in" fo:margin-bottom="0.0694in"/>
      <style:text-properties fo:hyphenate="false"/>
    </style:style>
    <style:style style:name="small" style:display-name="small" style:family="paragraph" style:parent-style-name="Standard">
      <style:paragraph-properties fo:margin-top="0.0694in" fo:margin-bottom="0.0694in"/>
      <style:text-properties fo:color="#444444" fo:font-size="10pt" style:font-size-asian="10pt" style:font-size-complex="10pt" fo:hyphenate="false"/>
    </style:style>
    <style:style style:name="badge1" style:display-name="badge1" style:family="text" style:parent-style-name="Absatz-Standardschriftart">
      <style:text-properties fo:font-size="10pt" style:font-size-asian="10pt" style:font-size-complex="10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style:font-name-asian="Times New Roman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tar Cluster – Regel-Matrix (Ist-Stand)</dc:title>
    <dc:description/>
    <dc:subject/>
    <meta:initial-creator/>
    <dc:creator/>
    <meta:creation-date>2026-04-15T16:05:00Z</meta:creation-date>
    <dc:date>2026-04-15T18:35:00Z</dc:date>
    <meta:template xlink:href="Normal.dotm" xlink:type="simple"/>
    <meta:editing-cycles>6</meta:editing-cycles>
    <meta:editing-duration>PT0S</meta:editing-duration>
    <meta:document-statistic meta:page-count="6" meta:paragraph-count="15" meta:word-count="1036" meta:character-count="7548" meta:row-count="54" meta:non-whitespace-character-count="6527"/>
  </office:meta>
</office:document-meta>
</file>